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********</text:p>
          </table:table-cell>
          <table:table-cell table:number-columns-repeated="35"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DI=0.4</text:p>
          </table:table-cell>
          <table:covered-table-cell table:number-columns-repeated="8"/>
          <table:table-cell table:style-name="ce6" office:value-type="string" calcext:value-type="string" table:number-columns-spanned="6" table:number-rows-spanned="1">
            <text:p>DI=0.1</text:p>
          </table:table-cell>
          <table:covered-table-cell table:number-columns-repeated="5"/>
          <table:table-cell table:style-name="ce5" office:value-type="string" calcext:value-type="string" table:number-columns-spanned="3" table:number-rows-spanned="1">
            <text:p>D=0.6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5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1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4 + mutation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1 + mutation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05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01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00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andom mating + km euclidean distance</text:p>
          </table:table-cell>
          <table:table-cell table:number-columns-repeated="2"/>
          <table:table-cell office:value-type="string" calcext:value-type="string">
            <text:p>km mating + km euclidean distance</text:p>
          </table:table-cell>
          <table:table-cell table:number-columns-repeated="2"/>
          <table:table-cell office:value-type="string" calcext:value-type="string">
            <text:p>km mating + km min individual euclidean dsitanc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I=0.4</text:p>
          </table:table-cell>
          <table:table-cell table:style-name="ce1" office:value-type="string" calcext:value-type="string" table:number-columns-spanned="3" table:number-rows-spanned="1">
            <text:p>Version 4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490503533315466" calcext:value-type="float">
            <text:p>0.490503533315466</text:p>
          </table:table-cell>
          <table:table-cell office:value-type="float" office:value="0.500706372751981" calcext:value-type="float">
            <text:p>0.500706372751981</text:p>
          </table:table-cell>
          <table:table-cell office:value-type="float" office:value="0.517890901440264" calcext:value-type="float">
            <text:p>0.517890901440264</text:p>
          </table:table-cell>
          <table:table-cell table:style-name="ce2" office:value-type="float" office:value="0.503189221577731" calcext:value-type="float">
            <text:p>0.503189221577731</text:p>
          </table:table-cell>
          <table:table-cell table:style-name="ce2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" office:value-type="float" office:value="0.602932475894322" calcext:value-type="float">
            <text:p>0.60293247589432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3"/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77015151277175" calcext:value-type="float">
            <text:p>0.977015151277175</text:p>
          </table:table-cell>
          <table:table-cell office:value-type="float" office:value="0.9786743662913" calcext:value-type="float">
            <text:p>0.9786743662913</text:p>
          </table:table-cell>
          <table:table-cell table:style-name="ce2" office:value-type="float" office:value="0.981645575327624" calcext:value-type="float">
            <text:p>0.981645575327624</text:p>
          </table:table-cell>
          <table:table-cell table:style-name="ce2" office:value-type="float" office:value="0.979812657519068" calcext:value-type="float">
            <text:p>0.979812657519068</text:p>
          </table:table-cell>
          <table:table-cell table:style-name="ce2" office:value-type="float" office:value="0.979213306578825" calcext:value-type="float">
            <text:p>0.979213306578825</text:p>
          </table:table-cell>
          <table:table-cell table:style-name="ce4" office:value-type="float" office:value="0.981621608000493" calcext:value-type="float">
            <text:p>0.981621608000493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3"/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1106350802382" calcext:value-type="float">
            <text:p>0.921106350802382</text:p>
          </table:table-cell>
          <table:table-cell office:value-type="float" office:value="0.921157688320428" calcext:value-type="float">
            <text:p>0.921157688320428</text:p>
          </table:table-cell>
          <table:table-cell office:value-type="float" office:value="0.921094414894038" calcext:value-type="float">
            <text:p>0.921094414894038</text:p>
          </table:table-cell>
          <table:table-cell table:style-name="ce2" office:value-type="float" office:value="0.921134673424735" calcext:value-type="float">
            <text:p>0.921134673424735</text:p>
          </table:table-cell>
          <table:table-cell table:style-name="ce2" office:value-type="float" office:value="0.921116068433626" calcext:value-type="float">
            <text:p>0.921116068433626</text:p>
          </table:table-cell>
          <table:table-cell table:style-name="ce2" office:value-type="float" office:value="0.921125001942169" calcext:value-type="float">
            <text:p>0.921125001942169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3"/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5532907166654" calcext:value-type="float">
            <text:p>0.915532907166654</text:p>
          </table:table-cell>
          <table:table-cell office:value-type="float" office:value="0.915558074439735" calcext:value-type="float">
            <text:p>0.915558074439735</text:p>
          </table:table-cell>
          <table:table-cell office:value-type="float" office:value="0.915258312511158" calcext:value-type="float">
            <text:p>0.915258312511158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table:style-name="ce2" office:value-type="float" office:value="0.915708388391194" calcext:value-type="float">
            <text:p>0.915708388391194</text:p>
          </table:table-cell>
          <table:table-cell table:style-name="ce2" office:value-type="float" office:value="0.915664290288349" calcext:value-type="float">
            <text:p>0.915664290288349</text:p>
          </table:table-cell>
          <table:table-cell table:style-name="ce2" office:value-type="float" office:value="0.915837709644632" calcext:value-type="float">
            <text:p>0.91583770964463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3"/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18938400169446" calcext:value-type="float">
            <text:p>0.818938400169446</text:p>
          </table:table-cell>
          <table:table-cell office:value-type="float" office:value="0.817483750601771" calcext:value-type="float">
            <text:p>0.817483750601771</text:p>
          </table:table-cell>
          <table:table-cell office:value-type="float" office:value="0.8166907754484" calcext:value-type="float">
            <text:p>0.8166907754484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table:style-name="ce2" office:value-type="float" office:value="0.86510283657023" calcext:value-type="float">
            <text:p>0.86510283657023</text:p>
          </table:table-cell>
          <table:table-cell table:style-name="ce2" office:value-type="float" office:value="0.859656573354026" calcext:value-type="float">
            <text:p>0.859656573354026</text:p>
          </table:table-cell>
          <table:table-cell table:style-name="ce2" office:value-type="float" office:value="0.828016464920301" calcext:value-type="float">
            <text:p>0.828016464920301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3"/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534455422785" calcext:value-type="float">
            <text:p>0.827534455422785</text:p>
          </table:table-cell>
          <table:table-cell office:value-type="float" office:value="0.829544930502441" calcext:value-type="float">
            <text:p>0.829544930502441</text:p>
          </table:table-cell>
          <table:table-cell office:value-type="float" office:value="0.876970886313418" calcext:value-type="float">
            <text:p>0.876970886313418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table:style-name="ce2" office:value-type="float" office:value="0.848246217903149" calcext:value-type="float">
            <text:p>0.848246217903149</text:p>
          </table:table-cell>
          <table:table-cell table:style-name="ce2" office:value-type="float" office:value="0.854513437888322" calcext:value-type="float">
            <text:p>0.854513437888322</text:p>
          </table:table-cell>
          <table:table-cell table:style-name="ce2" office:value-type="float" office:value="0.905933614181565" calcext:value-type="float">
            <text:p>0.905933614181565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3"/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342734676094" calcext:value-type="float">
            <text:p>0.914342734676094</text:p>
          </table:table-cell>
          <table:table-cell office:value-type="float" office:value="0.91441038986998" calcext:value-type="float">
            <text:p>0.91441038986998</text:p>
          </table:table-cell>
          <table:table-cell office:value-type="float" office:value="0.914873157553946" calcext:value-type="float">
            <text:p>0.914873157553946</text:p>
          </table:table-cell>
          <table:table-cell table:style-name="ce2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" office:value-type="float" office:value="0.915232850918535" calcext:value-type="float">
            <text:p>0.915232850918535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3"/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3523372526751" calcext:value-type="float">
            <text:p>0.723523372526751</text:p>
          </table:table-cell>
          <table:table-cell office:value-type="float" office:value="0.733240086657616" calcext:value-type="float">
            <text:p>0.733240086657616</text:p>
          </table:table-cell>
          <table:table-cell office:value-type="float" office:value="0.75042047799277" calcext:value-type="float">
            <text:p>0.75042047799277</text:p>
          </table:table-cell>
          <table:table-cell table:style-name="ce2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" office:value-type="float" office:value="0.737558719752348" calcext:value-type="float">
            <text:p>0.737558719752348</text:p>
          </table:table-cell>
          <table:table-cell table:style-name="ce2" office:value-type="float" office:value="0.753293306808348" calcext:value-type="float">
            <text:p>0.753293306808348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10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3"/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8286594117419" calcext:value-type="float">
            <text:p>0.818286594117419</text:p>
          </table:table-cell>
          <table:table-cell office:value-type="float" office:value="0.833900985376492" calcext:value-type="float">
            <text:p>0.833900985376492</text:p>
          </table:table-cell>
          <table:table-cell table:style-name="ce2" office:value-type="float" office:value="0.881852569338854" calcext:value-type="float">
            <text:p>0.881852569338854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table:style-name="ce2" office:value-type="float" office:value="0.832044259487334" calcext:value-type="float">
            <text:p>0.832044259487334</text:p>
          </table:table-cell>
          <table:table-cell table:style-name="ce2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3"/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2179936621455" calcext:value-type="float">
            <text:p>0.92179936621455</text:p>
          </table:table-cell>
          <table:table-cell office:value-type="float" office:value="0.921807682045787" calcext:value-type="float">
            <text:p>0.921807682045787</text:p>
          </table:table-cell>
          <table:table-cell office:value-type="float" office:value="0.921542727713577" calcext:value-type="float">
            <text:p>0.921542727713577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" office:value-type="float" office:value="0.921802748868223" calcext:value-type="float">
            <text:p>0.921802748868223</text:p>
          </table:table-cell>
          <table:table-cell table:style-name="ce2" office:value-type="float" office:value="0.921818578932527" calcext:value-type="float">
            <text:p>0.921818578932527</text:p>
          </table:table-cell>
          <table:table-cell table:style-name="ce2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3"/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15972280455709" calcext:value-type="float">
            <text:p>0.915972280455709</text:p>
          </table:table-cell>
          <table:table-cell office:value-type="float" office:value="0.91596204195885" calcext:value-type="float">
            <text:p>0.91596204195885</text:p>
          </table:table-cell>
          <table:table-cell office:value-type="float" office:value="0.895519457702319" calcext:value-type="float">
            <text:p>0.895519457702319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table:style-name="ce2" office:value-type="float" office:value="0.915993824969675" calcext:value-type="float">
            <text:p>0.915993824969675</text:p>
          </table:table-cell>
          <table:table-cell table:style-name="ce2" office:value-type="float" office:value="0.915980369211357" calcext:value-type="float">
            <text:p>0.915980369211357</text:p>
          </table:table-cell>
          <table:table-cell table:style-name="ce2" office:value-type="float" office:value="0.915402338805871" calcext:value-type="float">
            <text:p>0.915402338805871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3"/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3375776663" calcext:value-type="float">
            <text:p>0.915903375776663</text:p>
          </table:table-cell>
          <table:table-cell office:value-type="float" office:value="0.915893882087884" calcext:value-type="float">
            <text:p>0.915893882087884</text:p>
          </table:table-cell>
          <table:table-cell office:value-type="float" office:value="0.915955896494171" calcext:value-type="float">
            <text:p>0.915955896494171</text:p>
          </table:table-cell>
          <table:table-cell table:style-name="ce2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" office:value-type="float" office:value="0.91591295276705" calcext:value-type="float">
            <text:p>0.91591295276705</text:p>
          </table:table-cell>
          <table:table-cell table:style-name="ce2" office:value-type="float" office:value="0.916021473132703" calcext:value-type="float">
            <text:p>0.916021473132703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3"/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6_2</text:p>
          </table:table-cell>
          <table:table-cell table:style-name="ce2" office:value-type="float" office:value="0.915962504125767" calcext:value-type="float">
            <text:p>0.915962504125767</text:p>
          </table:table-cell>
          <table:table-cell office:value-type="float" office:value="0.915947555596822" calcext:value-type="float">
            <text:p>0.915947555596822</text:p>
          </table:table-cell>
          <table:table-cell office:value-type="float" office:value="0.151041633700876" calcext:value-type="float">
            <text:p>0.151041633700876</text:p>
          </table:table-cell>
          <table:table-cell office:value-type="float" office:value="0.91595718525677" calcext:value-type="float">
            <text:p>0.91595718525677</text:p>
          </table:table-cell>
          <table:table-cell table:style-name="ce2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" office:value-type="float" office:value="0.0197542842595841" calcext:value-type="float">
            <text:p>0.019754284259584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11" office:value-type="float" office:value="0.0940776460975801" calcext:value-type="float">
            <text:p>0.09407764609758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3"/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403221867424" calcext:value-type="float">
            <text:p>0.968403221867424</text:p>
          </table:table-cell>
          <table:table-cell office:value-type="float" office:value="0.968385571243481" calcext:value-type="float">
            <text:p>0.968385571243481</text:p>
          </table:table-cell>
          <table:table-cell table:style-name="ce2" office:value-type="float" office:value="0.968425203170921" calcext:value-type="float">
            <text:p>0.968425203170921</text:p>
          </table:table-cell>
          <table:table-cell table:style-name="ce2" office:value-type="float" office:value="0.968411839395571" calcext:value-type="float">
            <text:p>0.968411839395571</text:p>
          </table:table-cell>
          <table:table-cell table:style-name="ce2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3"/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table:style-name="ce2" office:value-type="float" office:value="0.934819033251991" calcext:value-type="float">
            <text:p>0.934819033251991</text:p>
          </table:table-cell>
          <table:table-cell office:value-type="float" office:value="0.933523497604623" calcext:value-type="float">
            <text:p>0.933523497604623</text:p>
          </table:table-cell>
          <table:table-cell office:value-type="float" office:value="0.935273378604998" calcext:value-type="float">
            <text:p>0.935273378604998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2" office:value-type="float" office:value="0.934220339316319" calcext:value-type="float">
            <text:p>0.934220339316319</text:p>
          </table:table-cell>
          <table:table-cell table:style-name="ce2" office:value-type="float" office:value="0.936015038054639" calcext:value-type="float">
            <text:p>0.936015038054639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3"/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822337664966" calcext:value-type="float">
            <text:p>0.936822337664966</text:p>
          </table:table-cell>
          <table:table-cell table:style-name="ce2" office:value-type="float" office:value="0.937295624272734" calcext:value-type="float">
            <text:p>0.937295624272734</text:p>
          </table:table-cell>
          <table:table-cell table:style-name="ce2" office:value-type="float" office:value="0.938035064554052" calcext:value-type="float">
            <text:p>0.938035064554052</text:p>
          </table:table-cell>
          <table:table-cell table:style-name="ce2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3"/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69222609106055" calcext:value-type="float">
            <text:p>0.869222609106055</text:p>
          </table:table-cell>
          <table:table-cell office:value-type="float" office:value="0.869371999710722" calcext:value-type="float">
            <text:p>0.869371999710722</text:p>
          </table:table-cell>
          <table:table-cell office:value-type="float" office:value="0.910419608623736" calcext:value-type="float">
            <text:p>0.910419608623736</text:p>
          </table:table-cell>
          <table:table-cell table:style-name="ce2" office:value-type="float" office:value="0.869573857224423" calcext:value-type="float">
            <text:p>0.869573857224423</text:p>
          </table:table-cell>
          <table:table-cell table:style-name="ce2" office:value-type="float" office:value="0.871969475080234" calcext:value-type="float">
            <text:p>0.871969475080234</text:p>
          </table:table-cell>
          <table:table-cell table:style-name="ce2" office:value-type="float" office:value="0.914422375106534" calcext:value-type="float">
            <text:p>0.914422375106534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3"/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2582123119468" calcext:value-type="float">
            <text:p>0.902582123119468</text:p>
          </table:table-cell>
          <table:table-cell office:value-type="float" office:value="0.902762214913646" calcext:value-type="float">
            <text:p>0.902762214913646</text:p>
          </table:table-cell>
          <table:table-cell office:value-type="float" office:value="0.900677698047541" calcext:value-type="float">
            <text:p>0.900677698047541</text:p>
          </table:table-cell>
          <table:table-cell table:style-name="ce2" office:value-type="float" office:value="0.90419825860571" calcext:value-type="float">
            <text:p>0.90419825860571</text:p>
          </table:table-cell>
          <table:table-cell table:style-name="ce2" office:value-type="float" office:value="0.90349868645082" calcext:value-type="float">
            <text:p>0.90349868645082</text:p>
          </table:table-cell>
          <table:table-cell table:style-name="ce2" office:value-type="float" office:value="0.90359887255996" calcext:value-type="float">
            <text:p>0.90359887255996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3"/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40617834371241" calcext:value-type="float">
            <text:p>0.840617834371241</text:p>
          </table:table-cell>
          <table:table-cell office:value-type="float" office:value="0.845102969416343" calcext:value-type="float">
            <text:p>0.845102969416343</text:p>
          </table:table-cell>
          <table:table-cell office:value-type="float" office:value="0.69166809655895" calcext:value-type="float">
            <text:p>0.69166809655895</text:p>
          </table:table-cell>
          <table:table-cell table:style-name="ce2" office:value-type="float" office:value="0.846392343375996" calcext:value-type="float">
            <text:p>0.846392343375996</text:p>
          </table:table-cell>
          <table:table-cell table:style-name="ce2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" office:value-type="float" office:value="0.737865993322971" calcext:value-type="float">
            <text:p>0.737865993322971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11" office:value-type="float" office:value="0.756370376585577" calcext:value-type="float">
            <text:p>0.75637037658557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3"/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04396412641004" calcext:value-type="float">
            <text:p>0.804396412641004</text:p>
          </table:table-cell>
          <table:table-cell office:value-type="float" office:value="0.806461403522071" calcext:value-type="float">
            <text:p>0.806461403522071</text:p>
          </table:table-cell>
          <table:table-cell office:value-type="float" office:value="0.706299170013864" calcext:value-type="float">
            <text:p>0.706299170013864</text:p>
          </table:table-cell>
          <table:table-cell table:style-name="ce2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" office:value-type="float" office:value="0.822011058486417" calcext:value-type="float">
            <text:p>0.822011058486417</text:p>
          </table:table-cell>
          <table:table-cell table:style-name="ce2" office:value-type="float" office:value="0.734983903617066" calcext:value-type="float">
            <text:p>0.734983903617066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11" office:value-type="float" office:value="0.729094752532781" calcext:value-type="float">
            <text:p>0.729094752532781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3"/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5334320340575" calcext:value-type="float">
            <text:p>0.875334320340575</text:p>
          </table:table-cell>
          <table:table-cell table:style-name="ce2" office:value-type="float" office:value="0.881953869709567" calcext:value-type="float">
            <text:p>0.881953869709567</text:p>
          </table:table-cell>
          <table:table-cell office:value-type="float" office:value="0.914338661177441" calcext:value-type="float">
            <text:p>0.914338661177441</text:p>
          </table:table-cell>
          <table:table-cell table:style-name="ce2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" office:value-type="float" office:value="0.919165526298993" calcext:value-type="float">
            <text:p>0.919165526298993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3"/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table:number-columns-repeated="3"/>
        </table:table-row>
        <table:table-row table:style-name="ro1">
          <table:table-cell/>
          <table:table-cell table:formula="of:=AVERAGE([.B7:.B29])" office:value-type="float" office:value="0.87132683609835" calcext:value-type="float">
            <text:p>0.87132683609835</text:p>
          </table:table-cell>
          <table:table-cell table:formula="of:=AVERAGE([.C7:.C29])" office:value-type="float" office:value="0.873522955293375" calcext:value-type="float">
            <text:p>0.873522955293375</text:p>
          </table:table-cell>
          <table:table-cell table:formula="of:=AVERAGE([.D7:.D29])" office:value-type="float" office:value="0.837296771703787" calcext:value-type="float">
            <text:p>0.837296771703787</text:p>
          </table:table-cell>
          <table:table-cell table:style-name="ce2" table:formula="of:=AVERAGE([.E7:.E29])" office:value-type="float" office:value="0.874265309840153" calcext:value-type="float">
            <text:p>0.874265309840153</text:p>
          </table:table-cell>
          <table:table-cell table:style-name="ce2" table:formula="of:=AVERAGE([.F7:.F29])" office:value-type="float" office:value="0.87429971686235" calcext:value-type="float">
            <text:p>0.87429971686235</text:p>
          </table:table-cell>
          <table:table-cell table:style-name="ce2" table:formula="of:=AVERAGE([.G7:.G29])" office:value-type="float" office:value="0.872269173630442" calcext:value-type="float">
            <text:p>0.872269173630442</text:p>
          </table:table-cell>
          <table:table-cell table:formula="of:=AVERAGE([.H7:.H29])" office:value-type="float" office:value="0.857294643773103" calcext:value-type="float">
            <text:p>0.857294643773103</text:p>
          </table:table-cell>
          <table:table-cell table:formula="of:=AVERAGE([.I7:.I29])" office:value-type="float" office:value="0.857309850855547" calcext:value-type="float">
            <text:p>0.857309850855547</text:p>
          </table:table-cell>
          <table:table-cell table:formula="of:=AVERAGE([.J7:.J29])" office:value-type="float" office:value="0.840259067604426" calcext:value-type="float">
            <text:p>0.840259067604426</text:p>
          </table:table-cell>
          <table:table-cell table:style-name="ce4" table:formula="of:=AVERAGE([.K7:.K29])" office:value-type="float" office:value="0.771975040878582" calcext:value-type="float">
            <text:p>0.771975040878582</text:p>
          </table:table-cell>
          <table:table-cell table:style-name="ce4" table:formula="of:=AVERAGE([.L7:.L29])" office:value-type="float" office:value="0.766752718615759" calcext:value-type="float">
            <text:p>0.766752718615759</text:p>
          </table:table-cell>
          <table:table-cell table:style-name="ce4" table:formula="of:=AVERAGE([.M7:.M29])" office:value-type="float" office:value="0.761503130241081" calcext:value-type="float">
            <text:p>0.761503130241081</text:p>
          </table:table-cell>
          <table:table-cell table:formula="of:=AVERAGE([.N7:.N29])" office:value-type="float" office:value="0.871543088635131" calcext:value-type="float">
            <text:p>0.871543088635131</text:p>
          </table:table-cell>
          <table:table-cell table:style-name="ce2" table:formula="of:=AVERAGE([.O7:.O29])" office:value-type="float" office:value="0.874487667563392" calcext:value-type="float">
            <text:p>0.874487667563392</text:p>
          </table:table-cell>
          <table:table-cell table:formula="of:=AVERAGE([.P7:.P29])" office:value-type="float" office:value="0.848875656138863" calcext:value-type="float">
            <text:p>0.848875656138863</text:p>
          </table:table-cell>
          <table:table-cell table:formula="of:=AVERAGE([.Q7:.Q29])" office:value-type="float" office:value="0.871231893518445" calcext:value-type="float">
            <text:p>0.871231893518445</text:p>
          </table:table-cell>
          <table:table-cell table:formula="of:=AVERAGE([.R7:.R29])" office:value-type="float" office:value="0.873713235393122" calcext:value-type="float">
            <text:p>0.873713235393122</text:p>
          </table:table-cell>
          <table:table-cell table:formula="of:=AVERAGE([.S7:.S29])" office:value-type="float" office:value="0.870269782642224" calcext:value-type="float">
            <text:p>0.870269782642224</text:p>
          </table:table-cell>
          <table:table-cell table:formula="of:=AVERAGE([.T7:.T29])" office:value-type="float" office:value="0.874465607259386" calcext:value-type="float">
            <text:p>0.874465607259386</text:p>
          </table:table-cell>
          <table:table-cell table:formula="of:=AVERAGE([.U7:.U29])" office:value-type="float" office:value="0.878209814993747" calcext:value-type="float">
            <text:p>0.878209814993747</text:p>
          </table:table-cell>
          <table:table-cell table:formula="of:=AVERAGE([.V7:.V29])" office:value-type="float" office:value="0.858692939009873" calcext:value-type="float">
            <text:p>0.858692939009873</text:p>
          </table:table-cell>
          <table:table-cell table:formula="of:=AVERAGE([.W7:.W29])" office:value-type="float" office:value="0.87899023632134" calcext:value-type="float">
            <text:p>0.87899023632134</text:p>
          </table:table-cell>
          <table:table-cell table:formula="of:=AVERAGE([.X7:.X29])" office:value-type="float" office:value="0.88244273540251" calcext:value-type="float">
            <text:p>0.88244273540251</text:p>
          </table:table-cell>
          <table:table-cell table:formula="of:=AVERAGE([.Y7:.Y29])" office:value-type="float" office:value="0.894468553047431" calcext:value-type="float">
            <text:p>0.894468553047431</text:p>
          </table:table-cell>
          <table:table-cell table:formula="of:=AVERAGE([.Z7:.Z29])" office:value-type="float" office:value="0.895547083718576" calcext:value-type="float">
            <text:p>0.895547083718576</text:p>
          </table:table-cell>
          <table:table-cell table:style-name="ce2" table:formula="of:=AVERAGE([.AA7:.AA29])" office:value-type="float" office:value="0.897403759552784" calcext:value-type="float">
            <text:p>0.897403759552784</text:p>
          </table:table-cell>
          <table:table-cell table:formula="of:=AVERAGE([.AB7:.AB29])" office:value-type="float" office:value="0.885319770482247" calcext:value-type="float">
            <text:p>0.885319770482247</text:p>
          </table:table-cell>
          <table:table-cell table:formula="of:=AVERAGE([.AC7:.AC29])" office:value-type="string" office:string-value="" calcext:value-type="error">
            <text:p>#DIV/0!</text:p>
          </table:table-cell>
          <table:table-cell table:formula="of:=AVERAGE([.AD7:.AD29])" office:value-type="string" office:string-value="" calcext:value-type="error">
            <text:p>#DIV/0!</text:p>
          </table:table-cell>
          <table:table-cell table:formula="of:=AVERAGE([.AE7:.AE29])" office:value-type="string" office:string-value="" calcext:value-type="error">
            <text:p>#DIV/0!</text:p>
          </table:table-cell>
          <table:table-cell table:formula="of:=AVERAGE([.AF7:.AF29])" office:value-type="float" office:value="0.880716385339959" calcext:value-type="float">
            <text:p>0.880716385339959</text:p>
          </table:table-cell>
          <table:table-cell table:formula="of:=AVERAGE([.AG7:.AG29])" office:value-type="float" office:value="0.885292624949313" calcext:value-type="float">
            <text:p>0.885292624949313</text:p>
          </table:table-cell>
          <table:table-cell table:formula="of:=AVERAGE([.AH7:.AH29])" office:value-type="float" office:value="0.898872590426397" calcext:value-type="float">
            <text:p>0.898872590426397</text:p>
          </table:table-cell>
          <table:table-cell table:formula="of:=AVERAGE([.AI7:.AI29])" office:value-type="float" office:value="0.884012321775848" calcext:value-type="float">
            <text:p>0.884012321775848</text:p>
          </table:table-cell>
          <table:table-cell table:formula="of:=AVERAGE([.AJ7:.AJ29])" office:value-type="float" office:value="0.888197151028966" calcext:value-type="float">
            <text:p>0.888197151028966</text:p>
          </table:table-cell>
          <table:table-cell table:formula="of:=AVERAGE([.AK7:.AK29])" office:value-type="float" office:value="0.901753457303371" calcext:value-type="float">
            <text:p>0.901753457303371</text:p>
          </table:table-cell>
          <table:table-cell table:formula="of:=AVERAGE([.AL7:.AL29])" office:value-type="string" office:string-value="" calcext:value-type="error">
            <text:p>#DIV/0!</text:p>
          </table:table-cell>
          <table:table-cell table:formula="of:=AVERAGE([.AM7:.AM29])" office:value-type="string" office:string-value="" calcext:value-type="error">
            <text:p>#DIV/0!</text:p>
          </table:table-cell>
          <table:table-cell table:formula="of:=AVERAGE([.AN7:.AN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695929593517382" calcext:value-type="float">
            <text:p>0.695929593517382</text:p>
          </table:table-cell>
          <table:table-cell office:value-type="float" office:value="0.702002556786133" calcext:value-type="float">
            <text:p>0.702002556786133</text:p>
          </table:table-cell>
          <table:table-cell office:value-type="float" office:value="0.788525593969665" calcext:value-type="float">
            <text:p>0.788525593969665</text:p>
          </table:table-cell>
          <table:table-cell office:value-type="float" office:value="0.703565396435401" calcext:value-type="float">
            <text:p>0.703565396435401</text:p>
          </table:table-cell>
          <table:table-cell office:value-type="float" office:value="0.749834516302661" calcext:value-type="float">
            <text:p>0.749834516302661</text:p>
          </table:table-cell>
          <table:table-cell office:value-type="float" office:value="0.751981494549842" calcext:value-type="float">
            <text:p>0.751981494549842</text:p>
          </table:table-cell>
          <table:table-cell office:value-type="float" office:value="0.643516688876578" calcext:value-type="float">
            <text:p>0.643516688876578</text:p>
          </table:table-cell>
          <table:table-cell office:value-type="float" office:value="0.647630720872512" calcext:value-type="float">
            <text:p>0.647630720872512</text:p>
          </table:table-cell>
          <table:table-cell office:value-type="float" office:value="0.885903711584161" calcext:value-type="float">
            <text:p>0.885903711584161</text:p>
          </table:table-cell>
          <table:table-cell office:value-type="float" office:value="0.718261924468569" calcext:value-type="float">
            <text:p>0.718261924468569</text:p>
          </table:table-cell>
          <table:table-cell office:value-type="float" office:value="0.72215961332321" calcext:value-type="float">
            <text:p>0.72215961332321</text:p>
          </table:table-cell>
          <table:table-cell office:value-type="float" office:value="0.635800051123553" calcext:value-type="float">
            <text:p>0.635800051123553</text:p>
          </table:table-cell>
          <table:table-cell office:value-type="float" office:value="0.734101417487716" calcext:value-type="float">
            <text:p>0.734101417487716</text:p>
          </table:table-cell>
          <table:table-cell office:value-type="float" office:value="0.743159249137663" calcext:value-type="float">
            <text:p>0.743159249137663</text:p>
          </table:table-cell>
          <table:table-cell office:value-type="float" office:value="0.870570168880929" calcext:value-type="float">
            <text:p>0.8705701688809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0672349781752" calcext:value-type="float">
            <text:p>0.920672349781752</text:p>
          </table:table-cell>
          <table:table-cell office:value-type="float" office:value="0.920676259066131" calcext:value-type="float">
            <text:p>0.920676259066131</text:p>
          </table:table-cell>
          <table:table-cell office:value-type="float" office:value="0.92325440343435" calcext:value-type="float">
            <text:p>0.92325440343435</text:p>
          </table:table-cell>
          <table:table-cell office:value-type="float" office:value="0.920621482470572" calcext:value-type="float">
            <text:p>0.920621482470572</text:p>
          </table:table-cell>
          <table:table-cell office:value-type="float" office:value="0.922199979558139" calcext:value-type="float">
            <text:p>0.922199979558139</text:p>
          </table:table-cell>
          <table:table-cell office:value-type="float" office:value="0.924961112772494" calcext:value-type="float">
            <text:p>0.924961112772494</text:p>
          </table:table-cell>
          <table:table-cell office:value-type="float" office:value="0.877512449781665" calcext:value-type="float">
            <text:p>0.877512449781665</text:p>
          </table:table-cell>
          <table:table-cell office:value-type="float" office:value="0.919924246468129" calcext:value-type="float">
            <text:p>0.919924246468129</text:p>
          </table:table-cell>
          <table:table-cell office:value-type="float" office:value="0.921840535923004" calcext:value-type="float">
            <text:p>0.921840535923004</text:p>
          </table:table-cell>
          <table:table-cell office:value-type="float" office:value="0.919534202101339" calcext:value-type="float">
            <text:p>0.919534202101339</text:p>
          </table:table-cell>
          <table:table-cell office:value-type="float" office:value="0.921133490517861" calcext:value-type="float">
            <text:p>0.921133490517861</text:p>
          </table:table-cell>
          <table:table-cell office:value-type="float" office:value="0.923900696630902" calcext:value-type="float">
            <text:p>0.923900696630902</text:p>
          </table:table-cell>
          <table:table-cell office:value-type="float" office:value="0.898950469330482" calcext:value-type="float">
            <text:p>0.898950469330482</text:p>
          </table:table-cell>
          <table:table-cell office:value-type="float" office:value="0.92058805899421" calcext:value-type="float">
            <text:p>0.92058805899421</text:p>
          </table:table-cell>
          <table:table-cell office:value-type="float" office:value="0.924975838480603" calcext:value-type="float">
            <text:p>0.9249758384806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28423299967899" calcext:value-type="float">
            <text:p>0.928423299967899</text:p>
          </table:table-cell>
          <table:table-cell office:value-type="float" office:value="0.928159601343052" calcext:value-type="float">
            <text:p>0.928159601343052</text:p>
          </table:table-cell>
          <table:table-cell office:value-type="float" office:value="0.926704695702231" calcext:value-type="float">
            <text:p>0.926704695702231</text:p>
          </table:table-cell>
          <table:table-cell office:value-type="float" office:value="0.929434985694784" calcext:value-type="float">
            <text:p>0.929434985694784</text:p>
          </table:table-cell>
          <table:table-cell office:value-type="float" office:value="0.928523924984474" calcext:value-type="float">
            <text:p>0.928523924984474</text:p>
          </table:table-cell>
          <table:table-cell office:value-type="float" office:value="0.9269272618841" calcext:value-type="float">
            <text:p>0.9269272618841</text:p>
          </table:table-cell>
          <table:table-cell office:value-type="float" office:value="0.901340273465982" calcext:value-type="float">
            <text:p>0.901340273465982</text:p>
          </table:table-cell>
          <table:table-cell office:value-type="float" office:value="0.926913606138296" calcext:value-type="float">
            <text:p>0.926913606138296</text:p>
          </table:table-cell>
          <table:table-cell office:value-type="float" office:value="0.927043053598751" calcext:value-type="float">
            <text:p>0.927043053598751</text:p>
          </table:table-cell>
          <table:table-cell office:value-type="float" office:value="0.92712617300505" calcext:value-type="float">
            <text:p>0.92712617300505</text:p>
          </table:table-cell>
          <table:table-cell office:value-type="float" office:value="0.928121633368861" calcext:value-type="float">
            <text:p>0.928121633368861</text:p>
          </table:table-cell>
          <table:table-cell office:value-type="float" office:value="0.926998898275408" calcext:value-type="float">
            <text:p>0.926998898275408</text:p>
          </table:table-cell>
          <table:table-cell office:value-type="float" office:value="0.920911413485241" calcext:value-type="float">
            <text:p>0.920911413485241</text:p>
          </table:table-cell>
          <table:table-cell office:value-type="float" office:value="0.928919473344719" calcext:value-type="float">
            <text:p>0.928919473344719</text:p>
          </table:table-cell>
          <table:table-cell office:value-type="float" office:value="0.926905281363047" calcext:value-type="float">
            <text:p>0.9269052813630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58088247151909" calcext:value-type="float">
            <text:p>0.758088247151909</text:p>
          </table:table-cell>
          <table:table-cell office:value-type="float" office:value="0.767008719502057" calcext:value-type="float">
            <text:p>0.767008719502057</text:p>
          </table:table-cell>
          <table:table-cell office:value-type="float" office:value="0.767935681506629" calcext:value-type="float">
            <text:p>0.767935681506629</text:p>
          </table:table-cell>
          <table:table-cell office:value-type="float" office:value="0.755807585385291" calcext:value-type="float">
            <text:p>0.755807585385291</text:p>
          </table:table-cell>
          <table:table-cell office:value-type="float" office:value="0.769920197377952" calcext:value-type="float">
            <text:p>0.769920197377952</text:p>
          </table:table-cell>
          <table:table-cell office:value-type="float" office:value="0.770207252125247" calcext:value-type="float">
            <text:p>0.770207252125247</text:p>
          </table:table-cell>
          <table:table-cell office:value-type="float" office:value="0.744396520756113" calcext:value-type="float">
            <text:p>0.744396520756113</text:p>
          </table:table-cell>
          <table:table-cell office:value-type="float" office:value="0.766989779712105" calcext:value-type="float">
            <text:p>0.766989779712105</text:p>
          </table:table-cell>
          <table:table-cell office:value-type="float" office:value="0.770214134771884" calcext:value-type="float">
            <text:p>0.770214134771884</text:p>
          </table:table-cell>
          <table:table-cell office:value-type="float" office:value="0.75603737812141" calcext:value-type="float">
            <text:p>0.75603737812141</text:p>
          </table:table-cell>
          <table:table-cell office:value-type="float" office:value="0.764390476375457" calcext:value-type="float">
            <text:p>0.764390476375457</text:p>
          </table:table-cell>
          <table:table-cell office:value-type="float" office:value="0.760774455258143" calcext:value-type="float">
            <text:p>0.760774455258143</text:p>
          </table:table-cell>
          <table:table-cell office:value-type="float" office:value="0.745348062618011" calcext:value-type="float">
            <text:p>0.745348062618011</text:p>
          </table:table-cell>
          <table:table-cell office:value-type="float" office:value="0.769379748168211" calcext:value-type="float">
            <text:p>0.769379748168211</text:p>
          </table:table-cell>
          <table:table-cell office:value-type="float" office:value="0.770883809216956" calcext:value-type="float">
            <text:p>0.770883809216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72054100363403" calcext:value-type="float">
            <text:p>0.672054100363403</text:p>
          </table:table-cell>
          <table:table-cell office:value-type="float" office:value="0.68886188188079" calcext:value-type="float">
            <text:p>0.68886188188079</text:p>
          </table:table-cell>
          <table:table-cell office:value-type="float" office:value="0.676429698964618" calcext:value-type="float">
            <text:p>0.676429698964618</text:p>
          </table:table-cell>
          <table:table-cell office:value-type="float" office:value="0.675432379794172" calcext:value-type="float">
            <text:p>0.675432379794172</text:p>
          </table:table-cell>
          <table:table-cell office:value-type="float" office:value="0.692818443531103" calcext:value-type="float">
            <text:p>0.692818443531103</text:p>
          </table:table-cell>
          <table:table-cell office:value-type="float" office:value="0.673890422349355" calcext:value-type="float">
            <text:p>0.673890422349355</text:p>
          </table:table-cell>
          <table:table-cell office:value-type="float" office:value="0.690659431056773" calcext:value-type="float">
            <text:p>0.690659431056773</text:p>
          </table:table-cell>
          <table:table-cell office:value-type="float" office:value="0.690719958823141" calcext:value-type="float">
            <text:p>0.690719958823141</text:p>
          </table:table-cell>
          <table:table-cell office:value-type="float" office:value="0.66567444684943" calcext:value-type="float">
            <text:p>0.66567444684943</text:p>
          </table:table-cell>
          <table:table-cell office:value-type="float" office:value="0.649298054816267" calcext:value-type="float">
            <text:p>0.649298054816267</text:p>
          </table:table-cell>
          <table:table-cell office:value-type="float" office:value="0.65564699408496" calcext:value-type="float">
            <text:p>0.65564699408496</text:p>
          </table:table-cell>
          <table:table-cell office:value-type="float" office:value="0.660225820741995" calcext:value-type="float">
            <text:p>0.660225820741995</text:p>
          </table:table-cell>
          <table:table-cell office:value-type="float" office:value="0.664048240603635" calcext:value-type="float">
            <text:p>0.664048240603635</text:p>
          </table:table-cell>
          <table:table-cell office:value-type="float" office:value="0.672370596953223" calcext:value-type="float">
            <text:p>0.672370596953223</text:p>
          </table:table-cell>
          <table:table-cell office:value-type="float" office:value="0.664807691142202" calcext:value-type="float">
            <text:p>0.6648076911422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691770551249826" calcext:value-type="float">
            <text:p>0.691770551249826</text:p>
          </table:table-cell>
          <table:table-cell office:value-type="float" office:value="0.692356737291839" calcext:value-type="float">
            <text:p>0.692356737291839</text:p>
          </table:table-cell>
          <table:table-cell office:value-type="float" office:value="0.741778232412328" calcext:value-type="float">
            <text:p>0.741778232412328</text:p>
          </table:table-cell>
          <table:table-cell office:value-type="float" office:value="0.689081453158863" calcext:value-type="float">
            <text:p>0.689081453158863</text:p>
          </table:table-cell>
          <table:table-cell office:value-type="float" office:value="0.691775344651745" calcext:value-type="float">
            <text:p>0.691775344651745</text:p>
          </table:table-cell>
          <table:table-cell office:value-type="float" office:value="0.744525281412109" calcext:value-type="float">
            <text:p>0.744525281412109</text:p>
          </table:table-cell>
          <table:table-cell office:value-type="float" office:value="0.68631679860768" calcext:value-type="float">
            <text:p>0.68631679860768</text:p>
          </table:table-cell>
          <table:table-cell office:value-type="float" office:value="0.696398869716626" calcext:value-type="float">
            <text:p>0.696398869716626</text:p>
          </table:table-cell>
          <table:table-cell office:value-type="float" office:value="0.763727646963908" calcext:value-type="float">
            <text:p>0.763727646963908</text:p>
          </table:table-cell>
          <table:table-cell office:value-type="float" office:value="0.687872307674358" calcext:value-type="float">
            <text:p>0.687872307674358</text:p>
          </table:table-cell>
          <table:table-cell office:value-type="float" office:value="0.693724663040393" calcext:value-type="float">
            <text:p>0.693724663040393</text:p>
          </table:table-cell>
          <table:table-cell office:value-type="float" office:value="0.723827649012847" calcext:value-type="float">
            <text:p>0.723827649012847</text:p>
          </table:table-cell>
          <table:table-cell office:value-type="float" office:value="0.693712482639414" calcext:value-type="float">
            <text:p>0.693712482639414</text:p>
          </table:table-cell>
          <table:table-cell office:value-type="float" office:value="0.697753151145961" calcext:value-type="float">
            <text:p>0.697753151145961</text:p>
          </table:table-cell>
          <table:table-cell office:value-type="float" office:value="0.766727571533824" calcext:value-type="float">
            <text:p>0.7667275715338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8776090860207" calcext:value-type="float">
            <text:p>0.748776090860207</text:p>
          </table:table-cell>
          <table:table-cell office:value-type="float" office:value="0.754212617242618" calcext:value-type="float">
            <text:p>0.754212617242618</text:p>
          </table:table-cell>
          <table:table-cell office:value-type="float" office:value="0.763025870846337" calcext:value-type="float">
            <text:p>0.763025870846337</text:p>
          </table:table-cell>
          <table:table-cell office:value-type="float" office:value="0.752060813800712" calcext:value-type="float">
            <text:p>0.752060813800712</text:p>
          </table:table-cell>
          <table:table-cell office:value-type="float" office:value="0.761123732993086" calcext:value-type="float">
            <text:p>0.761123732993086</text:p>
          </table:table-cell>
          <table:table-cell office:value-type="float" office:value="0.768099235878865" calcext:value-type="float">
            <text:p>0.768099235878865</text:p>
          </table:table-cell>
          <table:table-cell office:value-type="float" office:value="0.734580612021002" calcext:value-type="float">
            <text:p>0.734580612021002</text:p>
          </table:table-cell>
          <table:table-cell office:value-type="float" office:value="0.754096867029262" calcext:value-type="float">
            <text:p>0.754096867029262</text:p>
          </table:table-cell>
          <table:table-cell office:value-type="float" office:value="0.763625988145831" calcext:value-type="float">
            <text:p>0.763625988145831</text:p>
          </table:table-cell>
          <table:table-cell office:value-type="float" office:value="0.754147635254683" calcext:value-type="float">
            <text:p>0.754147635254683</text:p>
          </table:table-cell>
          <table:table-cell office:value-type="float" office:value="0.759740655933589" calcext:value-type="float">
            <text:p>0.759740655933589</text:p>
          </table:table-cell>
          <table:table-cell office:value-type="float" office:value="0.764188808909516" calcext:value-type="float">
            <text:p>0.764188808909516</text:p>
          </table:table-cell>
          <table:table-cell office:value-type="float" office:value="0.741102048467339" calcext:value-type="float">
            <text:p>0.741102048467339</text:p>
          </table:table-cell>
          <table:table-cell office:value-type="float" office:value="0.762763802749034" calcext:value-type="float">
            <text:p>0.762763802749034</text:p>
          </table:table-cell>
          <table:table-cell office:value-type="float" office:value="0.767626163996029" calcext:value-type="float">
            <text:p>0.7676261639960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619810104915654" calcext:value-type="float">
            <text:p>0.619810104915654</text:p>
          </table:table-cell>
          <table:table-cell office:value-type="float" office:value="0.629927210902053" calcext:value-type="float">
            <text:p>0.629927210902053</text:p>
          </table:table-cell>
          <table:table-cell office:value-type="float" office:value="0.633242455207451" calcext:value-type="float">
            <text:p>0.633242455207451</text:p>
          </table:table-cell>
          <table:table-cell office:value-type="float" office:value="0.624121560232237" calcext:value-type="float">
            <text:p>0.624121560232237</text:p>
          </table:table-cell>
          <table:table-cell office:value-type="float" office:value="0.63178312182156" calcext:value-type="float">
            <text:p>0.63178312182156</text:p>
          </table:table-cell>
          <table:table-cell office:value-type="float" office:value="0.633936229826416" calcext:value-type="float">
            <text:p>0.633936229826416</text:p>
          </table:table-cell>
          <table:table-cell office:value-type="float" office:value="0.613045720183685" calcext:value-type="float">
            <text:p>0.613045720183685</text:p>
          </table:table-cell>
          <table:table-cell office:value-type="float" office:value="0.632041569319412" calcext:value-type="float">
            <text:p>0.632041569319412</text:p>
          </table:table-cell>
          <table:table-cell office:value-type="float" office:value="0.638056766891437" calcext:value-type="float">
            <text:p>0.638056766891437</text:p>
          </table:table-cell>
          <table:table-cell office:value-type="float" office:value="0.632683402867093" calcext:value-type="float">
            <text:p>0.632683402867093</text:p>
          </table:table-cell>
          <table:table-cell office:value-type="float" office:value="0.635449120531392" calcext:value-type="float">
            <text:p>0.635449120531392</text:p>
          </table:table-cell>
          <table:table-cell office:value-type="float" office:value="0.623135242919907" calcext:value-type="float">
            <text:p>0.623135242919907</text:p>
          </table:table-cell>
          <table:table-cell office:value-type="float" office:value="0.625098070666057" calcext:value-type="float">
            <text:p>0.625098070666057</text:p>
          </table:table-cell>
          <table:table-cell office:value-type="float" office:value="0.636023272606417" calcext:value-type="float">
            <text:p>0.636023272606417</text:p>
          </table:table-cell>
          <table:table-cell office:value-type="float" office:value="0.637318746557533" calcext:value-type="float">
            <text:p>0.6373187465575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45143027555713" calcext:value-type="float">
            <text:p>0.645143027555713</text:p>
          </table:table-cell>
          <table:table-cell office:value-type="float" office:value="0.64418910990466" calcext:value-type="float">
            <text:p>0.64418910990466</text:p>
          </table:table-cell>
          <table:table-cell office:value-type="float" office:value="0.678140153495718" calcext:value-type="float">
            <text:p>0.678140153495718</text:p>
          </table:table-cell>
          <table:table-cell office:value-type="float" office:value="0.632812803727247" calcext:value-type="float">
            <text:p>0.632812803727247</text:p>
          </table:table-cell>
          <table:table-cell office:value-type="float" office:value="0.649476196543031" calcext:value-type="float">
            <text:p>0.649476196543031</text:p>
          </table:table-cell>
          <table:table-cell office:value-type="float" office:value="0.675789586065153" calcext:value-type="float">
            <text:p>0.675789586065153</text:p>
          </table:table-cell>
          <table:table-cell office:value-type="float" office:value="0.633298974660915" calcext:value-type="float">
            <text:p>0.633298974660915</text:p>
          </table:table-cell>
          <table:table-cell office:value-type="float" office:value="0.643875308054217" calcext:value-type="float">
            <text:p>0.643875308054217</text:p>
          </table:table-cell>
          <table:table-cell office:value-type="float" office:value="0.672735595929484" calcext:value-type="float">
            <text:p>0.672735595929484</text:p>
          </table:table-cell>
          <table:table-cell office:value-type="float" office:value="0.636389072590267" calcext:value-type="float">
            <text:p>0.636389072590267</text:p>
          </table:table-cell>
          <table:table-cell office:value-type="float" office:value="0.648368811493582" calcext:value-type="float">
            <text:p>0.648368811493582</text:p>
          </table:table-cell>
          <table:table-cell office:value-type="float" office:value="0.580755559752853" calcext:value-type="float">
            <text:p>0.580755559752853</text:p>
          </table:table-cell>
          <table:table-cell office:value-type="float" office:value="0.641124908446162" calcext:value-type="float">
            <text:p>0.641124908446162</text:p>
          </table:table-cell>
          <table:table-cell office:value-type="float" office:value="0.647736734800684" calcext:value-type="float">
            <text:p>0.647736734800684</text:p>
          </table:table-cell>
          <table:table-cell office:value-type="float" office:value="0.673884417343968" calcext:value-type="float">
            <text:p>0.6738844173439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827738871257797" calcext:value-type="float">
            <text:p>0.827738871257797</text:p>
          </table:table-cell>
          <table:table-cell office:value-type="float" office:value="0.82797301010028" calcext:value-type="float">
            <text:p>0.82797301010028</text:p>
          </table:table-cell>
          <table:table-cell office:value-type="float" office:value="0.827887180018254" calcext:value-type="float">
            <text:p>0.827887180018254</text:p>
          </table:table-cell>
          <table:table-cell office:value-type="float" office:value="0.827836613260546" calcext:value-type="float">
            <text:p>0.827836613260546</text:p>
          </table:table-cell>
          <table:table-cell office:value-type="float" office:value="0.827874718983935" calcext:value-type="float">
            <text:p>0.827874718983935</text:p>
          </table:table-cell>
          <table:table-cell office:value-type="float" office:value="0.827894047311477" calcext:value-type="float">
            <text:p>0.827894047311477</text:p>
          </table:table-cell>
          <table:table-cell office:value-type="float" office:value="0.827470791821945" calcext:value-type="float">
            <text:p>0.827470791821945</text:p>
          </table:table-cell>
          <table:table-cell office:value-type="float" office:value="0.827785075358367" calcext:value-type="float">
            <text:p>0.827785075358367</text:p>
          </table:table-cell>
          <table:table-cell office:value-type="float" office:value="0.827955814962962" calcext:value-type="float">
            <text:p>0.827955814962962</text:p>
          </table:table-cell>
          <table:table-cell office:value-type="float" office:value="0.187949227441533" calcext:value-type="float">
            <text:p>0.187949227441533</text:p>
          </table:table-cell>
          <table:table-cell office:value-type="float" office:value="0.217717913493038" calcext:value-type="float">
            <text:p>0.217717913493038</text:p>
          </table:table-cell>
          <table:table-cell office:value-type="float" office:value="0.0507727593229744" calcext:value-type="float">
            <text:p>0.050772759322974</text:p>
          </table:table-cell>
          <table:table-cell office:value-type="float" office:value="0.827756772105818" calcext:value-type="float">
            <text:p>0.827756772105818</text:p>
          </table:table-cell>
          <table:table-cell office:value-type="float" office:value="0.827693988570651" calcext:value-type="float">
            <text:p>0.827693988570651</text:p>
          </table:table-cell>
          <table:table-cell office:value-type="float" office:value="0.827834611819632" calcext:value-type="float">
            <text:p>0.8278346118196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771450478362442" calcext:value-type="float">
            <text:p>0.771450478362442</text:p>
          </table:table-cell>
          <table:table-cell office:value-type="float" office:value="0.771359561502675" calcext:value-type="float">
            <text:p>0.771359561502675</text:p>
          </table:table-cell>
          <table:table-cell office:value-type="float" office:value="0.771465171328729" calcext:value-type="float">
            <text:p>0.771465171328729</text:p>
          </table:table-cell>
          <table:table-cell office:value-type="float" office:value="0.771402280729201" calcext:value-type="float">
            <text:p>0.771402280729201</text:p>
          </table:table-cell>
          <table:table-cell office:value-type="float" office:value="0.771459832749655" calcext:value-type="float">
            <text:p>0.771459832749655</text:p>
          </table:table-cell>
          <table:table-cell office:value-type="float" office:value="0.771490890803994" calcext:value-type="float">
            <text:p>0.771490890803994</text:p>
          </table:table-cell>
          <table:table-cell office:value-type="float" office:value="0.77056094655727" calcext:value-type="float">
            <text:p>0.77056094655727</text:p>
          </table:table-cell>
          <table:table-cell office:value-type="float" office:value="0.771153821158007" calcext:value-type="float">
            <text:p>0.771153821158007</text:p>
          </table:table-cell>
          <table:table-cell office:value-type="float" office:value="0.771451353803274" calcext:value-type="float">
            <text:p>0.771451353803274</text:p>
          </table:table-cell>
          <table:table-cell office:value-type="float" office:value="0.766505983734763" calcext:value-type="float">
            <text:p>0.766505983734763</text:p>
          </table:table-cell>
          <table:table-cell office:value-type="float" office:value="0.768583050834584" calcext:value-type="float">
            <text:p>0.768583050834584</text:p>
          </table:table-cell>
          <table:table-cell office:value-type="float" office:value="0.771484277914028" calcext:value-type="float">
            <text:p>0.771484277914028</text:p>
          </table:table-cell>
          <table:table-cell office:value-type="float" office:value="0.770325219822499" calcext:value-type="float">
            <text:p>0.770325219822499</text:p>
          </table:table-cell>
          <table:table-cell office:value-type="float" office:value="0.771464418920792" calcext:value-type="float">
            <text:p>0.771464418920792</text:p>
          </table:table-cell>
          <table:table-cell office:value-type="float" office:value="0.771434104019741" calcext:value-type="float">
            <text:p>0.7714341040197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771481474036592" calcext:value-type="float">
            <text:p>0.771481474036592</text:p>
          </table:table-cell>
          <table:table-cell office:value-type="float" office:value="0.771405044397794" calcext:value-type="float">
            <text:p>0.771405044397794</text:p>
          </table:table-cell>
          <table:table-cell office:value-type="float" office:value="0.771372465680101" calcext:value-type="float">
            <text:p>0.771372465680101</text:p>
          </table:table-cell>
          <table:table-cell office:value-type="float" office:value="0.77151703960755" calcext:value-type="float">
            <text:p>0.77151703960755</text:p>
          </table:table-cell>
          <table:table-cell office:value-type="float" office:value="0.771474997880371" calcext:value-type="float">
            <text:p>0.771474997880371</text:p>
          </table:table-cell>
          <table:table-cell office:value-type="float" office:value="0.77129099639767" calcext:value-type="float">
            <text:p>0.77129099639767</text:p>
          </table:table-cell>
          <table:table-cell office:value-type="float" office:value="0.770659440213196" calcext:value-type="float">
            <text:p>0.770659440213196</text:p>
          </table:table-cell>
          <table:table-cell office:value-type="float" office:value="0.770874111260149" calcext:value-type="float">
            <text:p>0.770874111260149</text:p>
          </table:table-cell>
          <table:table-cell office:value-type="float" office:value="0.771440896518205" calcext:value-type="float">
            <text:p>0.77144089651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0894745840231" calcext:value-type="float">
            <text:p>0.770894745840231</text:p>
          </table:table-cell>
          <table:table-cell office:value-type="float" office:value="0.771281378930867" calcext:value-type="float">
            <text:p>0.771281378930867</text:p>
          </table:table-cell>
          <table:table-cell office:value-type="float" office:value="0.771482804893228" calcext:value-type="float">
            <text:p>0.771482804893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415869824072" calcext:value-type="float">
            <text:p>0.761415869824072</text:p>
          </table:table-cell>
          <table:table-cell office:value-type="float" office:value="0.763449225748756" calcext:value-type="float">
            <text:p>0.763449225748756</text:p>
          </table:table-cell>
          <table:table-cell office:value-type="float" office:value="0.768851467726248" calcext:value-type="float">
            <text:p>0.768851467726248</text:p>
          </table:table-cell>
          <table:table-cell office:value-type="float" office:value="0.770244010416375" calcext:value-type="float">
            <text:p>0.770244010416375</text:p>
          </table:table-cell>
          <table:table-cell office:value-type="float" office:value="0.770705955341119" calcext:value-type="float">
            <text:p>0.770705955341119</text:p>
          </table:table-cell>
          <table:table-cell office:value-type="float" office:value="0.771635875128036" calcext:value-type="float">
            <text:p>0.771635875128036</text:p>
          </table:table-cell>
          <table:table-cell office:value-type="float" office:value="0.756672747888386" calcext:value-type="float">
            <text:p>0.756672747888386</text:p>
          </table:table-cell>
          <table:table-cell office:value-type="float" office:value="0.758911645870334" calcext:value-type="float">
            <text:p>0.758911645870334</text:p>
          </table:table-cell>
          <table:table-cell office:value-type="float" office:value="0.771496736388724" calcext:value-type="float">
            <text:p>0.771496736388724</text:p>
          </table:table-cell>
          <table:table-cell office:value-type="float" office:value="0.763176227467926" calcext:value-type="float">
            <text:p>0.763176227467926</text:p>
          </table:table-cell>
          <table:table-cell office:value-type="float" office:value="0.763291286754291" calcext:value-type="float">
            <text:p>0.763291286754291</text:p>
          </table:table-cell>
          <table:table-cell office:value-type="float" office:value="0.770205807420468" calcext:value-type="float">
            <text:p>0.770205807420468</text:p>
          </table:table-cell>
          <table:table-cell office:value-type="float" office:value="0.762304531889913" calcext:value-type="float">
            <text:p>0.762304531889913</text:p>
          </table:table-cell>
          <table:table-cell office:value-type="float" office:value="0.763378001116179" calcext:value-type="float">
            <text:p>0.763378001116179</text:p>
          </table:table-cell>
          <table:table-cell office:value-type="float" office:value="0.771538029749217" calcext:value-type="float">
            <text:p>0.7715380297492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3" office:value-type="float" office:value="0.884636799458174" calcext:value-type="float">
            <text:p>0.884636799458174</text:p>
          </table:table-cell>
          <table:table-cell table:number-columns-repeated="3" office:value-type="float" office:value="0.884612703682452" calcext:value-type="float">
            <text:p>0.884612703682452</text:p>
          </table:table-cell>
          <table:table-cell table:number-columns-repeated="3" office:value-type="float" office:value="0.884623203558396" calcext:value-type="float">
            <text:p>0.884623203558396</text:p>
          </table:table-cell>
          <table:table-cell table:number-columns-repeated="3" office:value-type="float" office:value="0.884600310454994" calcext:value-type="float">
            <text:p>0.884600310454994</text:p>
          </table:table-cell>
          <table:table-cell table:number-columns-repeated="3" office:value-type="float" office:value="0.884515725707863" calcext:value-type="float">
            <text:p>0.8845157257078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3" office:value-type="float" office:value="0.849797244639882" calcext:value-type="float">
            <text:p>0.849797244639882</text:p>
          </table:table-cell>
          <table:table-cell table:number-columns-repeated="3" office:value-type="float" office:value="0.791056880976245" calcext:value-type="float">
            <text:p>0.791056880976245</text:p>
          </table:table-cell>
          <table:table-cell table:number-columns-repeated="3" office:value-type="float" office:value="0.672001531173984" calcext:value-type="float">
            <text:p>0.672001531173984</text:p>
          </table:table-cell>
          <table:table-cell table:number-columns-repeated="3" office:value-type="float" office:value="0.13238719732973" calcext:value-type="float">
            <text:p>0.13238719732973</text:p>
          </table:table-cell>
          <table:table-cell table:number-columns-repeated="3" office:value-type="float" office:value="0.809033482751222" calcext:value-type="float">
            <text:p>0.8090334827512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051553744937" calcext:value-type="float">
            <text:p>0.8051553744937</text:p>
          </table:table-cell>
          <table:table-cell office:value-type="float" office:value="0.805096618668308" calcext:value-type="float">
            <text:p>0.805096618668308</text:p>
          </table:table-cell>
          <table:table-cell office:value-type="float" office:value="0.80484613796352" calcext:value-type="float">
            <text:p>0.80484613796352</text:p>
          </table:table-cell>
          <table:table-cell office:value-type="float" office:value="0.805287860821946" calcext:value-type="float">
            <text:p>0.805287860821946</text:p>
          </table:table-cell>
          <table:table-cell office:value-type="float" office:value="0.80511373625052" calcext:value-type="float">
            <text:p>0.80511373625052</text:p>
          </table:table-cell>
          <table:table-cell office:value-type="float" office:value="0.804898582457465" calcext:value-type="float">
            <text:p>0.804898582457465</text:p>
          </table:table-cell>
          <table:table-cell office:value-type="float" office:value="0.805633546490973" calcext:value-type="float">
            <text:p>0.805633546490973</text:p>
          </table:table-cell>
          <table:table-cell office:value-type="float" office:value="0.805379855712615" calcext:value-type="float">
            <text:p>0.805379855712615</text:p>
          </table:table-cell>
          <table:table-cell office:value-type="float" office:value="0.805105263569937" calcext:value-type="float">
            <text:p>0.805105263569937</text:p>
          </table:table-cell>
          <table:table-cell office:value-type="float" office:value="0.802564450249778" calcext:value-type="float">
            <text:p>0.802564450249778</text:p>
          </table:table-cell>
          <table:table-cell office:value-type="float" office:value="0.801283102380542" calcext:value-type="float">
            <text:p>0.801283102380542</text:p>
          </table:table-cell>
          <table:table-cell office:value-type="float" office:value="0.801366263283583" calcext:value-type="float">
            <text:p>0.801366263283583</text:p>
          </table:table-cell>
          <table:table-cell office:value-type="float" office:value="0.805638985127272" calcext:value-type="float">
            <text:p>0.805638985127272</text:p>
          </table:table-cell>
          <table:table-cell office:value-type="float" office:value="0.805269762364355" calcext:value-type="float">
            <text:p>0.805269762364355</text:p>
          </table:table-cell>
          <table:table-cell office:value-type="float" office:value="0.80504765851959" calcext:value-type="float">
            <text:p>0.805047658519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88409635759834" calcext:value-type="float">
            <text:p>0.688409635759834</text:p>
          </table:table-cell>
          <table:table-cell office:value-type="float" office:value="0.687896012148223" calcext:value-type="float">
            <text:p>0.687896012148223</text:p>
          </table:table-cell>
          <table:table-cell office:value-type="float" office:value="0.733288428569654" calcext:value-type="float">
            <text:p>0.733288428569654</text:p>
          </table:table-cell>
          <table:table-cell office:value-type="float" office:value="0.698489588665171" calcext:value-type="float">
            <text:p>0.698489588665171</text:p>
          </table:table-cell>
          <table:table-cell office:value-type="float" office:value="0.697490968564104" calcext:value-type="float">
            <text:p>0.697490968564104</text:p>
          </table:table-cell>
          <table:table-cell office:value-type="float" office:value="0.736432573843443" calcext:value-type="float">
            <text:p>0.736432573843443</text:p>
          </table:table-cell>
          <table:table-cell office:value-type="float" office:value="0.698948647790263" calcext:value-type="float">
            <text:p>0.698948647790263</text:p>
          </table:table-cell>
          <table:table-cell office:value-type="float" office:value="0.693968552088542" calcext:value-type="float">
            <text:p>0.693968552088542</text:p>
          </table:table-cell>
          <table:table-cell office:value-type="float" office:value="0.720331775694072" calcext:value-type="float">
            <text:p>0.720331775694072</text:p>
          </table:table-cell>
          <table:table-cell office:value-type="float" office:value="0.641718747999123" calcext:value-type="float">
            <text:p>0.641718747999123</text:p>
          </table:table-cell>
          <table:table-cell office:value-type="float" office:value="0.638545093648374" calcext:value-type="float">
            <text:p>0.638545093648374</text:p>
          </table:table-cell>
          <table:table-cell office:value-type="float" office:value="0.691015021285524" calcext:value-type="float">
            <text:p>0.691015021285524</text:p>
          </table:table-cell>
          <table:table-cell office:value-type="float" office:value="0.694380658882102" calcext:value-type="float">
            <text:p>0.694380658882102</text:p>
          </table:table-cell>
          <table:table-cell office:value-type="float" office:value="0.691595711246499" calcext:value-type="float">
            <text:p>0.691595711246499</text:p>
          </table:table-cell>
          <table:table-cell office:value-type="float" office:value="0.721627449838956" calcext:value-type="float">
            <text:p>0.721627449838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07948080681407" calcext:value-type="float">
            <text:p>0.807948080681407</text:p>
          </table:table-cell>
          <table:table-cell office:value-type="float" office:value="0.810390798087391" calcext:value-type="float">
            <text:p>0.810390798087391</text:p>
          </table:table-cell>
          <table:table-cell office:value-type="float" office:value="0.805405960011033" calcext:value-type="float">
            <text:p>0.805405960011033</text:p>
          </table:table-cell>
          <table:table-cell office:value-type="float" office:value="0.804387529464771" calcext:value-type="float">
            <text:p>0.804387529464771</text:p>
          </table:table-cell>
          <table:table-cell office:value-type="float" office:value="0.801733185655775" calcext:value-type="float">
            <text:p>0.801733185655775</text:p>
          </table:table-cell>
          <table:table-cell office:value-type="float" office:value="0.806314341565592" calcext:value-type="float">
            <text:p>0.806314341565592</text:p>
          </table:table-cell>
          <table:table-cell office:value-type="float" office:value="0.809889894444397" calcext:value-type="float">
            <text:p>0.809889894444397</text:p>
          </table:table-cell>
          <table:table-cell office:value-type="float" office:value="0.80517406748088" calcext:value-type="float">
            <text:p>0.80517406748088</text:p>
          </table:table-cell>
          <table:table-cell office:value-type="float" office:value="0.810218666959491" calcext:value-type="float">
            <text:p>0.810218666959491</text:p>
          </table:table-cell>
          <table:table-cell office:value-type="float" office:value="0.784317841006354" calcext:value-type="float">
            <text:p>0.784317841006354</text:p>
          </table:table-cell>
          <table:table-cell office:value-type="float" office:value="0.786801237941639" calcext:value-type="float">
            <text:p>0.786801237941639</text:p>
          </table:table-cell>
          <table:table-cell office:value-type="float" office:value="0.809683754322458" calcext:value-type="float">
            <text:p>0.809683754322458</text:p>
          </table:table-cell>
          <table:table-cell office:value-type="float" office:value="0.806999583656965" calcext:value-type="float">
            <text:p>0.806999583656965</text:p>
          </table:table-cell>
          <table:table-cell office:value-type="float" office:value="0.811569112383458" calcext:value-type="float">
            <text:p>0.811569112383458</text:p>
          </table:table-cell>
          <table:table-cell office:value-type="float" office:value="0.807553549286768" calcext:value-type="float">
            <text:p>0.8075535492867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43095503847669" calcext:value-type="float">
            <text:p>0.543095503847669</text:p>
          </table:table-cell>
          <table:table-cell office:value-type="float" office:value="0.54514258584322" calcext:value-type="float">
            <text:p>0.54514258584322</text:p>
          </table:table-cell>
          <table:table-cell office:value-type="float" office:value="0.584850939126365" calcext:value-type="float">
            <text:p>0.584850939126365</text:p>
          </table:table-cell>
          <table:table-cell office:value-type="float" office:value="0.569754704644844" calcext:value-type="float">
            <text:p>0.569754704644844</text:p>
          </table:table-cell>
          <table:table-cell office:value-type="float" office:value="0.548840004378369" calcext:value-type="float">
            <text:p>0.548840004378369</text:p>
          </table:table-cell>
          <table:table-cell office:value-type="float" office:value="0.586160919920346" calcext:value-type="float">
            <text:p>0.586160919920346</text:p>
          </table:table-cell>
          <table:table-cell office:value-type="float" office:value="0.495976991182426" calcext:value-type="float">
            <text:p>0.495976991182426</text:p>
          </table:table-cell>
          <table:table-cell office:value-type="float" office:value="0.507947794959051" calcext:value-type="float">
            <text:p>0.507947794959051</text:p>
          </table:table-cell>
          <table:table-cell office:value-type="float" office:value="0.547871754603886" calcext:value-type="float">
            <text:p>0.547871754603886</text:p>
          </table:table-cell>
          <table:table-cell office:value-type="float" office:value="0.524574425599115" calcext:value-type="float">
            <text:p>0.524574425599115</text:p>
          </table:table-cell>
          <table:table-cell office:value-type="float" office:value="0.52282345254152" calcext:value-type="float">
            <text:p>0.52282345254152</text:p>
          </table:table-cell>
          <table:table-cell office:value-type="float" office:value="0.571627757716528" calcext:value-type="float">
            <text:p>0.571627757716528</text:p>
          </table:table-cell>
          <table:table-cell office:value-type="float" office:value="0.50741580975466" calcext:value-type="float">
            <text:p>0.50741580975466</text:p>
          </table:table-cell>
          <table:table-cell office:value-type="float" office:value="0.505925178200399" calcext:value-type="float">
            <text:p>0.505925178200399</text:p>
          </table:table-cell>
          <table:table-cell office:value-type="float" office:value="0.533990002968451" calcext:value-type="float">
            <text:p>0.533990002968451</text:p>
          </table:table-cell>
          <table:table-cell table:number-columns-repeated="24"/>
        </table:table-row>
        <table:table-row table:style-name="ro1">
          <table:table-cell/>
          <table:table-cell table:formula="of:=AVERAGE([.B32:.B50])" office:value-type="float" office:value="0.757462984090806" calcext:value-type="float">
            <text:p>0.757462984090806</text:p>
          </table:table-cell>
          <table:table-cell table:formula="of:=AVERAGE([.C32:.C50])" office:value-type="float" office:value="0.760239031290213" calcext:value-type="float">
            <text:p>0.760239031290213</text:p>
          </table:table-cell>
          <table:table-cell table:style-name="ce2" table:formula="of:=AVERAGE([.D32:.D50])" office:value-type="float" office:value="0.773759925266384" calcext:value-type="float">
            <text:p>0.773759925266384</text:p>
          </table:table-cell>
          <table:table-cell table:style-name="ce2" table:formula="of:=AVERAGE([.E32:.E50])" office:value-type="float" office:value="0.756711982787809" calcext:value-type="float">
            <text:p>0.756711982787809</text:p>
          </table:table-cell>
          <table:table-cell table:style-name="ce2" table:formula="of:=AVERAGE([.F32:.F50])" office:value-type="float" office:value="0.761464128538226" calcext:value-type="float">
            <text:p>0.761464128538226</text:p>
          </table:table-cell>
          <table:table-cell table:formula="of:=AVERAGE([.G32:.G50])" office:value-type="float" office:value="0.769584509944753" calcext:value-type="float">
            <text:p>0.769584509944753</text:p>
          </table:table-cell>
          <table:table-cell table:formula="of:=AVERAGE([.H32:.H50])" office:value-type="float" office:value="0.737742379501665" calcext:value-type="float">
            <text:p>0.737742379501665</text:p>
          </table:table-cell>
          <table:table-cell table:formula="of:=AVERAGE([.I32:.I50])" office:value-type="float" office:value="0.746126872881791" calcext:value-type="float">
            <text:p>0.746126872881791</text:p>
          </table:table-cell>
          <table:table-cell table:formula="of:=AVERAGE([.J32:.J50])" office:value-type="float" office:value="0.767964151467938" calcext:value-type="float">
            <text:p>0.767964151467938</text:p>
          </table:table-cell>
          <table:table-cell table:style-name="ce2" table:formula="of:=AVERAGE([.K32:.K50])" office:value-type="float" office:value="0.64048129274644" calcext:value-type="float">
            <text:p>0.64048129274644</text:p>
          </table:table-cell>
          <table:table-cell table:style-name="ce2" table:formula="of:=AVERAGE([.L32:.L50])" office:value-type="float" office:value="0.644461479160422" calcext:value-type="float">
            <text:p>0.644461479160422</text:p>
          </table:table-cell>
          <table:table-cell table:formula="of:=AVERAGE([.M32:.M50])" office:value-type="float" office:value="0.635934227982916" calcext:value-type="float">
            <text:p>0.635934227982916</text:p>
          </table:table-cell>
          <table:table-cell table:formula="of:=AVERAGE([.N32:.N50])" office:value-type="float" office:value="0.752824348909611" calcext:value-type="float">
            <text:p>0.752824348909611</text:p>
          </table:table-cell>
          <table:table-cell table:formula="of:=AVERAGE([.O32:.O50])" office:value-type="float" office:value="0.758969518320653" calcext:value-type="float">
            <text:p>0.758969518320653</text:p>
          </table:table-cell>
          <table:table-cell table:formula="of:=AVERAGE([.P32:.P50])" office:value-type="float" office:value="0.774092479372093" calcext:value-type="float">
            <text:p>0.774092479372093</text:p>
          </table:table-cell>
          <table:table-cell table:number-columns-repeated="24"/>
        </table:table-row>
      </table:table>
      <table:table table:name="distance_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/>
          <table:table-cell table:style-name="ce6" office:value-type="string" calcext:value-type="string" table:number-columns-spanned="3" table:number-rows-spanned="1">
            <text:p>DI=0.1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I=0.4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I=0.6</text:p>
          </table:table-cell>
          <table:covered-table-cell table:number-columns-repeated="2"/>
          <table:table-cell table:number-columns-repeated="3"/>
          <table:table-cell table:style-name="ce6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I=0.4 + mutation + archive</text:p>
          </table:table-cell>
          <table:covered-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DI=0.4</text:p>
          </table:table-cell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1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03189221577731" calcext:value-type="float">
            <text:p>0.503189221577731</text:p>
          </table:table-cell>
          <table:table-cell table:style-name="ce2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table:number-columns-repeated="3"/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79812657519068" calcext:value-type="float">
            <text:p>0.979812657519068</text:p>
          </table:table-cell>
          <table:table-cell table:style-name="ce2" office:value-type="float" office:value="0.979213306578825" calcext:value-type="float">
            <text:p>0.979213306578825</text:p>
          </table:table-cell>
          <table:table-cell table:style-name="ce4" office:value-type="float" office:value="0.981621608000493" calcext:value-type="float">
            <text:p>0.981621608000493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table:number-columns-repeated="3"/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21134673424735" calcext:value-type="float">
            <text:p>0.921134673424735</text:p>
          </table:table-cell>
          <table:table-cell table:style-name="ce2" office:value-type="float" office:value="0.921116068433626" calcext:value-type="float">
            <text:p>0.921116068433626</text:p>
          </table:table-cell>
          <table:table-cell table:style-name="ce2" office:value-type="float" office:value="0.921125001942169" calcext:value-type="float">
            <text:p>0.921125001942169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table:number-columns-repeated="3"/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table:style-name="Default"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table:number-columns-repeated="3"/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table:style-name="Default"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table:number-columns-repeated="3"/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table:style-name="Default"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table:number-columns-repeated="3"/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" office:value-type="float" office:value="0.915232850918535" calcext:value-type="float">
            <text:p>0.915232850918535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table:number-columns-repeated="3"/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FG8_2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table:number-columns-repeated="3"/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table:style-name="Default"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table:number-columns-repeated="3"/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table:style-name="Default"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" office:value-type="float" office:value="0.921802748868223" calcext:value-type="float">
            <text:p>0.921802748868223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table:number-columns-repeated="3"/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table:style-name="Default"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table:style-name="Default"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table:number-columns-repeated="3"/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table:number-columns-repeated="3"/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table:style-name="Default"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table:style-name="Default" office:value-type="float" office:value="0.91595718525677" calcext:value-type="float">
            <text:p>0.91595718525677</text:p>
          </table:table-cell>
          <table:table-cell table:style-name="ce2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table:number-columns-repeated="3"/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411839395571" calcext:value-type="float">
            <text:p>0.968411839395571</text:p>
          </table:table-cell>
          <table:table-cell table:style-name="ce2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table:number-columns-repeated="3"/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table:style-name="Default" office:value-type="float" office:value="0.934779008112555" calcext:value-type="float">
            <text:p>0.934779008112555</text:p>
          </table:table-cell>
          <table:table-cell table:style-name="ce2" office:value-type="float" office:value="0.934220339316319" calcext:value-type="float">
            <text:p>0.934220339316319</text:p>
          </table:table-cell>
          <table:table-cell table:style-name="ce2" office:value-type="float" office:value="0.936015038054639" calcext:value-type="float">
            <text:p>0.93601503805463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table:number-columns-repeated="3"/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table:number-columns-repeated="3"/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69573857224423" calcext:value-type="float">
            <text:p>0.869573857224423</text:p>
          </table:table-cell>
          <table:table-cell table:style-name="ce2" office:value-type="float" office:value="0.871969475080234" calcext:value-type="float">
            <text:p>0.871969475080234</text:p>
          </table:table-cell>
          <table:table-cell table:style-name="ce2" office:value-type="float" office:value="0.914422375106534" calcext:value-type="float">
            <text:p>0.914422375106534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table:number-columns-repeated="3"/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419825860571" calcext:value-type="float">
            <text:p>0.90419825860571</text:p>
          </table:table-cell>
          <table:table-cell table:style-name="ce2" office:value-type="float" office:value="0.90349868645082" calcext:value-type="float">
            <text:p>0.90349868645082</text:p>
          </table:table-cell>
          <table:table-cell table:style-name="ce2" office:value-type="float" office:value="0.90359887255996" calcext:value-type="float">
            <text:p>0.90359887255996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table:number-columns-repeated="3"/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46392343375996" calcext:value-type="float">
            <text:p>0.846392343375996</text:p>
          </table:table-cell>
          <table:table-cell table:style-name="ce2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table:number-columns-repeated="3"/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table:number-columns-repeated="3"/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table:number-columns-repeated="3"/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AVERAGE([.B5:.B27])" office:value-type="float" office:value="0.771975040878582" calcext:value-type="float">
            <text:p>0.771975040878582</text:p>
          </table:table-cell>
          <table:table-cell table:style-name="ce4" table:formula="of:=AVERAGE([.C5:.C27])" office:value-type="float" office:value="0.766752718615759" calcext:value-type="float">
            <text:p>0.766752718615759</text:p>
          </table:table-cell>
          <table:table-cell table:style-name="ce4" table:formula="of:=AVERAGE([.D5:.D27])" office:value-type="float" office:value="0.761503130241081" calcext:value-type="float">
            <text:p>0.761503130241081</text:p>
          </table:table-cell>
          <table:table-cell table:formula="of:=AVERAGE([.E5:.E27])" office:value-type="float" office:value="0.874265309840153" calcext:value-type="float">
            <text:p>0.874265309840153</text:p>
          </table:table-cell>
          <table:table-cell table:style-name="ce2" table:formula="of:=AVERAGE([.F5:.F27])" office:value-type="float" office:value="0.87429971686235" calcext:value-type="float">
            <text:p>0.87429971686235</text:p>
          </table:table-cell>
          <table:table-cell table:style-name="ce2" table:formula="of:=AVERAGE([.G5:.G27])" office:value-type="float" office:value="0.872269173630442" calcext:value-type="float">
            <text:p>0.872269173630442</text:p>
          </table:table-cell>
          <table:table-cell table:formula="of:=AVERAGE([.H5:.H27])" office:value-type="float" office:value="0.871231893518445" calcext:value-type="float">
            <text:p>0.871231893518445</text:p>
          </table:table-cell>
          <table:table-cell table:formula="of:=AVERAGE([.I5:.I27])" office:value-type="float" office:value="0.873713235393122" calcext:value-type="float">
            <text:p>0.873713235393122</text:p>
          </table:table-cell>
          <table:table-cell table:formula="of:=AVERAGE([.J5:.J27])" office:value-type="float" office:value="0.870269782642224" calcext:value-type="float">
            <text:p>0.870269782642224</text:p>
          </table:table-cell>
          <table:table-cell table:number-columns-repeated="3"/>
          <table:table-cell table:formula="of:=AVERAGE([.N5:.N27])" office:value-type="float" office:value="0.895547083718576" calcext:value-type="float">
            <text:p>0.895547083718576</text:p>
          </table:table-cell>
          <table:table-cell table:style-name="ce2" table:formula="of:=AVERAGE([.O5:.O27])" office:value-type="float" office:value="0.897403759552784" calcext:value-type="float">
            <text:p>0.897403759552784</text:p>
          </table:table-cell>
          <table:table-cell table:formula="of:=AVERAGE([.P5:.P27])" office:value-type="float" office:value="0.885319770482247" calcext:value-type="float">
            <text:p>0.885319770482247</text:p>
          </table:table-cell>
          <table:table-cell table:formula="of:=AVERAGE([.Q5:.Q27])" office:value-type="string" office:string-value="" calcext:value-type="error">
            <text:p>#DIV/0!</text:p>
          </table:table-cell>
          <table:table-cell table:style-name="ce2" table:formula="of:=AVERAGE([.R5:.R27])" office:value-type="string" office:string-value="" calcext:value-type="error">
            <text:p>#DIV/0!</text:p>
          </table:table-cell>
          <table:table-cell table:formula="of:=AVERAGE([.S5:.S27])" office:value-type="string" office:string-value="" calcext:value-type="error">
            <text:p>#DIV/0!</text:p>
          </table:table-cell>
        </table:table-row>
      </table:table>
      <table:table table:name="distance_2" table:style-name="ta1">
        <table:table-column table:style-name="co1" table:number-columns-repeated="33" table:default-cell-style-name="Default"/>
        <table:table-row table:style-name="ro1">
          <table:table-cell table:number-columns-repeated="25"/>
          <table:table-cell table:style-name="ce6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FG1_2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" office:value-type="float" office:value="0.602932475894322" calcext:value-type="float">
            <text:p>0.602932475894322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office:value-type="float" office:value="0.803287994519147" calcext:value-type="float">
            <text:p>0.803287994519147</text:p>
          </table:table-cell>
          <table:table-cell office:value-type="float" office:value="0.823484319922992" calcext:value-type="float">
            <text:p>0.823484319922992</text:p>
          </table:table-cell>
          <table:table-cell office:value-type="float" office:value="0.947758830863137" calcext:value-type="float">
            <text:p>0.947758830863137</text:p>
          </table:table-cell>
          <table:table-cell office:value-type="float" office:value="0.119193438620719" calcext:value-type="float">
            <text:p>0.119193438620719</text:p>
          </table:table-cell>
          <table:table-cell office:value-type="float" office:value="0.129634743183967" calcext:value-type="float">
            <text:p>0.129634743183967</text:p>
          </table:table-cell>
          <table:table-cell office:value-type="float" office:value="0.13944749749749" calcext:value-type="float">
            <text:p>0.13944749749749</text:p>
          </table:table-cell>
          <table:table-cell office:value-type="float" office:value="0.928796757949418" calcext:value-type="float">
            <text:p>0.928796757949418</text:p>
          </table:table-cell>
          <table:table-cell office:value-type="float" office:value="0.934653815482751" calcext:value-type="float">
            <text:p>0.934653815482751</text:p>
          </table:table-cell>
          <table:table-cell office:value-type="float" office:value="0.772601905221667" calcext:value-type="float">
            <text:p>0.772601905221667</text:p>
          </table:table-cell>
          <table:table-cell/>
          <table:table-cell office:value-type="string" calcext:value-type="string">
            <text:p>WFG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office:value-type="float" office:value="0.938529702792047" calcext:value-type="float">
            <text:p>0.938529702792047</text:p>
          </table:table-cell>
          <table:table-cell office:value-type="float" office:value="0.97173574782056" calcext:value-type="float">
            <text:p>0.97173574782056</text:p>
          </table:table-cell>
          <table:table-cell office:value-type="float" office:value="0.981579170387964" calcext:value-type="float">
            <text:p>0.981579170387964</text:p>
          </table:table-cell>
          <table:table-cell office:value-type="float" office:value="0.91090963586639" calcext:value-type="float">
            <text:p>0.91090963586639</text:p>
          </table:table-cell>
          <table:table-cell office:value-type="float" office:value="0.955825624669378" calcext:value-type="float">
            <text:p>0.955825624669378</text:p>
          </table:table-cell>
          <table:table-cell office:value-type="float" office:value="0.960480030845207" calcext:value-type="float">
            <text:p>0.960480030845207</text:p>
          </table:table-cell>
          <table:table-cell office:value-type="float" office:value="0.977885046730568" calcext:value-type="float">
            <text:p>0.977885046730568</text:p>
          </table:table-cell>
          <table:table-cell office:value-type="float" office:value="0.980443333977747" calcext:value-type="float">
            <text:p>0.980443333977747</text:p>
          </table:table-cell>
          <table:table-cell office:value-type="float" office:value="0.981593229544699" calcext:value-type="float">
            <text:p>0.981593229544699</text:p>
          </table:table-cell>
          <table:table-cell table:style-name="ce2"/>
          <table:table-cell office:value-type="string" calcext:value-type="string">
            <text:p>WFG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office:value-type="float" office:value="0.897201569101608" calcext:value-type="float">
            <text:p>0.897201569101608</text:p>
          </table:table-cell>
          <table:table-cell office:value-type="float" office:value="0.921073077401551" calcext:value-type="float">
            <text:p>0.921073077401551</text:p>
          </table:table-cell>
          <table:table-cell office:value-type="float" office:value="0.921067088845796" calcext:value-type="float">
            <text:p>0.921067088845796</text:p>
          </table:table-cell>
          <table:table-cell office:value-type="float" office:value="0.794607989347626" calcext:value-type="float">
            <text:p>0.794607989347626</text:p>
          </table:table-cell>
          <table:table-cell office:value-type="float" office:value="0.920926250106559" calcext:value-type="float">
            <text:p>0.920926250106559</text:p>
          </table:table-cell>
          <table:table-cell office:value-type="float" office:value="0.920763118223904" calcext:value-type="float">
            <text:p>0.920763118223904</text:p>
          </table:table-cell>
          <table:table-cell office:value-type="float" office:value="0.921071903466855" calcext:value-type="float">
            <text:p>0.921071903466855</text:p>
          </table:table-cell>
          <table:table-cell office:value-type="float" office:value="0.921120192226456" calcext:value-type="float">
            <text:p>0.921120192226456</text:p>
          </table:table-cell>
          <table:table-cell office:value-type="float" office:value="0.92113454621891" calcext:value-type="float">
            <text:p>0.92113454621891</text:p>
          </table:table-cell>
          <table:table-cell/>
          <table:table-cell office:value-type="string" calcext:value-type="string">
            <text:p>WFG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table:style-name="ce2" office:value-type="float" office:value="0.915708388391194" calcext:value-type="float">
            <text:p>0.915708388391194</text:p>
          </table:table-cell>
          <table:table-cell table:style-name="ce2" office:value-type="float" office:value="0.915664290288349" calcext:value-type="float">
            <text:p>0.915664290288349</text:p>
          </table:table-cell>
          <table:table-cell table:style-name="ce2" office:value-type="float" office:value="0.915837709644632" calcext:value-type="float">
            <text:p>0.91583770964463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office:value-type="float" office:value="0.915795553798093" calcext:value-type="float">
            <text:p>0.915795553798093</text:p>
          </table:table-cell>
          <table:table-cell office:value-type="float" office:value="0.915779997837959" calcext:value-type="float">
            <text:p>0.915779997837959</text:p>
          </table:table-cell>
          <table:table-cell office:value-type="float" office:value="0.915764398315859" calcext:value-type="float">
            <text:p>0.915764398315859</text:p>
          </table:table-cell>
          <table:table-cell office:value-type="float" office:value="0.911283651012944" calcext:value-type="float">
            <text:p>0.911283651012944</text:p>
          </table:table-cell>
          <table:table-cell office:value-type="float" office:value="0.911551642652931" calcext:value-type="float">
            <text:p>0.911551642652931</text:p>
          </table:table-cell>
          <table:table-cell office:value-type="float" office:value="0.888587732581034" calcext:value-type="float">
            <text:p>0.888587732581034</text:p>
          </table:table-cell>
          <table:table-cell office:value-type="float" office:value="0.91587306151884" calcext:value-type="float">
            <text:p>0.91587306151884</text:p>
          </table:table-cell>
          <table:table-cell office:value-type="float" office:value="0.915862343828387" calcext:value-type="float">
            <text:p>0.915862343828387</text:p>
          </table:table-cell>
          <table:table-cell office:value-type="float" office:value="0.915847616590328" calcext:value-type="float">
            <text:p>0.915847616590328</text:p>
          </table:table-cell>
          <table:table-cell/>
          <table:table-cell office:value-type="string" calcext:value-type="string">
            <text:p>WFG4_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FG5_2</text:p>
          </table:table-cell>
          <table:table-cell table:style-name="ce2" office:value-type="float" office:value="0.86510283657023" calcext:value-type="float">
            <text:p>0.86510283657023</text:p>
          </table:table-cell>
          <table:table-cell table:style-name="ce2" office:value-type="float" office:value="0.859656573354026" calcext:value-type="float">
            <text:p>0.859656573354026</text:p>
          </table:table-cell>
          <table:table-cell table:style-name="ce2" office:value-type="float" office:value="0.828016464920301" calcext:value-type="float">
            <text:p>0.828016464920301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office:value-type="float" office:value="0.823247505285503" calcext:value-type="float">
            <text:p>0.823247505285503</text:p>
          </table:table-cell>
          <table:table-cell office:value-type="float" office:value="0.824279761010108" calcext:value-type="float">
            <text:p>0.824279761010108</text:p>
          </table:table-cell>
          <table:table-cell office:value-type="float" office:value="0.817560985020643" calcext:value-type="float">
            <text:p>0.817560985020643</text:p>
          </table:table-cell>
          <table:table-cell office:value-type="float" office:value="0.800565181536871" calcext:value-type="float">
            <text:p>0.800565181536871</text:p>
          </table:table-cell>
          <table:table-cell office:value-type="float" office:value="0.801281960213241" calcext:value-type="float">
            <text:p>0.801281960213241</text:p>
          </table:table-cell>
          <table:table-cell office:value-type="float" office:value="0.79375757938615" calcext:value-type="float">
            <text:p>0.79375757938615</text:p>
          </table:table-cell>
          <table:table-cell office:value-type="float" office:value="0.877552363286782" calcext:value-type="float">
            <text:p>0.877552363286782</text:p>
          </table:table-cell>
          <table:table-cell office:value-type="float" office:value="0.877334792464301" calcext:value-type="float">
            <text:p>0.877334792464301</text:p>
          </table:table-cell>
          <table:table-cell office:value-type="float" office:value="0.83140441043474" calcext:value-type="float">
            <text:p>0.83140441043474</text:p>
          </table:table-cell>
          <table:table-cell/>
          <table:table-cell office:value-type="string" calcext:value-type="string">
            <text:p>WFG5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table:style-name="ce2" office:value-type="float" office:value="0.848246217903149" calcext:value-type="float">
            <text:p>0.848246217903149</text:p>
          </table:table-cell>
          <table:table-cell table:style-name="ce2" office:value-type="float" office:value="0.854513437888322" calcext:value-type="float">
            <text:p>0.854513437888322</text:p>
          </table:table-cell>
          <table:table-cell table:style-name="ce2" office:value-type="float" office:value="0.905933614181565" calcext:value-type="float">
            <text:p>0.90593361418156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office:value-type="float" office:value="0.838078736458246" calcext:value-type="float">
            <text:p>0.838078736458246</text:p>
          </table:table-cell>
          <table:table-cell office:value-type="float" office:value="0.840216147087955" calcext:value-type="float">
            <text:p>0.840216147087955</text:p>
          </table:table-cell>
          <table:table-cell office:value-type="float" office:value="0.915594201375989" calcext:value-type="float">
            <text:p>0.915594201375989</text:p>
          </table:table-cell>
          <table:table-cell office:value-type="float" office:value="0.820637403858782" calcext:value-type="float">
            <text:p>0.820637403858782</text:p>
          </table:table-cell>
          <table:table-cell office:value-type="float" office:value="0.827716771538905" calcext:value-type="float">
            <text:p>0.827716771538905</text:p>
          </table:table-cell>
          <table:table-cell office:value-type="float" office:value="0.842480650378342" calcext:value-type="float">
            <text:p>0.842480650378342</text:p>
          </table:table-cell>
          <table:table-cell office:value-type="float" office:value="0.861473774947287" calcext:value-type="float">
            <text:p>0.861473774947287</text:p>
          </table:table-cell>
          <table:table-cell office:value-type="float" office:value="0.859336271686437" calcext:value-type="float">
            <text:p>0.859336271686437</text:p>
          </table:table-cell>
          <table:table-cell office:value-type="float" office:value="0.903993154166283" calcext:value-type="float">
            <text:p>0.903993154166283</text:p>
          </table:table-cell>
          <table:table-cell table:style-name="ce2"/>
          <table:table-cell office:value-type="string" calcext:value-type="string">
            <text:p>WFG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office:value-type="float" office:value="0.915684524348568" calcext:value-type="float">
            <text:p>0.915684524348568</text:p>
          </table:table-cell>
          <table:table-cell office:value-type="float" office:value="0.915686463375044" calcext:value-type="float">
            <text:p>0.915686463375044</text:p>
          </table:table-cell>
          <table:table-cell office:value-type="float" office:value="0.915651491714625" calcext:value-type="float">
            <text:p>0.915651491714625</text:p>
          </table:table-cell>
          <table:table-cell office:value-type="float" office:value="0.912932752095426" calcext:value-type="float">
            <text:p>0.912932752095426</text:p>
          </table:table-cell>
          <table:table-cell office:value-type="float" office:value="0.912892290866086" calcext:value-type="float">
            <text:p>0.912892290866086</text:p>
          </table:table-cell>
          <table:table-cell office:value-type="float" office:value="0.913098951939371" calcext:value-type="float">
            <text:p>0.913098951939371</text:p>
          </table:table-cell>
          <table:table-cell office:value-type="float" office:value="0.91588460299863" calcext:value-type="float">
            <text:p>0.91588460299863</text:p>
          </table:table-cell>
          <table:table-cell office:value-type="float" office:value="0.915873148313061" calcext:value-type="float">
            <text:p>0.915873148313061</text:p>
          </table:table-cell>
          <table:table-cell office:value-type="float" office:value="0.915716511125563" calcext:value-type="float">
            <text:p>0.915716511125563</text:p>
          </table:table-cell>
          <table:table-cell/>
          <table:table-cell office:value-type="string" calcext:value-type="string">
            <text:p>WFG7_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FG8_2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" office:value-type="float" office:value="0.737558719752348" calcext:value-type="float">
            <text:p>0.737558719752348</text:p>
          </table:table-cell>
          <table:table-cell table:style-name="ce2" office:value-type="float" office:value="0.753293306808348" calcext:value-type="float">
            <text:p>0.753293306808348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10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office:value-type="float" office:value="0.731517578453843" calcext:value-type="float">
            <text:p>0.731517578453843</text:p>
          </table:table-cell>
          <table:table-cell office:value-type="float" office:value="0.741353599692363" calcext:value-type="float">
            <text:p>0.741353599692363</text:p>
          </table:table-cell>
          <table:table-cell office:value-type="float" office:value="0.764535698877656" calcext:value-type="float">
            <text:p>0.764535698877656</text:p>
          </table:table-cell>
          <table:table-cell office:value-type="float" office:value="0.705595856786519" calcext:value-type="float">
            <text:p>0.705595856786519</text:p>
          </table:table-cell>
          <table:table-cell office:value-type="float" office:value="0.723930710391689" calcext:value-type="float">
            <text:p>0.723930710391689</text:p>
          </table:table-cell>
          <table:table-cell office:value-type="float" office:value="0.750883400893731" calcext:value-type="float">
            <text:p>0.750883400893731</text:p>
          </table:table-cell>
          <table:table-cell office:value-type="float" office:value="0.738575495861587" calcext:value-type="float">
            <text:p>0.738575495861587</text:p>
          </table:table-cell>
          <table:table-cell office:value-type="float" office:value="0.744285332843785" calcext:value-type="float">
            <text:p>0.744285332843785</text:p>
          </table:table-cell>
          <table:table-cell office:value-type="float" office:value="0.754160185609504" calcext:value-type="float">
            <text:p>0.754160185609504</text:p>
          </table:table-cell>
          <table:table-cell/>
          <table:table-cell table:style-name="ce2" office:value-type="string" calcext:value-type="string">
            <text:p>WFG8_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FG9_2</text:p>
          </table:table-cell>
          <table:table-cell table:style-name="ce2" office:value-type="float" office:value="0.832044259487334" calcext:value-type="float">
            <text:p>0.832044259487334</text:p>
          </table:table-cell>
          <table:table-cell table:style-name="ce2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office:value-type="float" office:value="0.820151221814671" calcext:value-type="float">
            <text:p>0.820151221814671</text:p>
          </table:table-cell>
          <table:table-cell office:value-type="float" office:value="0.824814823124735" calcext:value-type="float">
            <text:p>0.824814823124735</text:p>
          </table:table-cell>
          <table:table-cell office:value-type="float" office:value="0.896674609016242" calcext:value-type="float">
            <text:p>0.896674609016242</text:p>
          </table:table-cell>
          <table:table-cell office:value-type="float" office:value="0.797104133813174" calcext:value-type="float">
            <text:p>0.797104133813174</text:p>
          </table:table-cell>
          <table:table-cell office:value-type="float" office:value="0.806538881353134" calcext:value-type="float">
            <text:p>0.806538881353134</text:p>
          </table:table-cell>
          <table:table-cell office:value-type="float" office:value="0.812424087752571" calcext:value-type="float">
            <text:p>0.812424087752571</text:p>
          </table:table-cell>
          <table:table-cell office:value-type="float" office:value="0.831219600330124" calcext:value-type="float">
            <text:p>0.831219600330124</text:p>
          </table:table-cell>
          <table:table-cell office:value-type="float" office:value="0.824298518502315" calcext:value-type="float">
            <text:p>0.824298518502315</text:p>
          </table:table-cell>
          <table:table-cell office:value-type="float" office:value="0.888289943825885" calcext:value-type="float">
            <text:p>0.888289943825885</text:p>
          </table:table-cell>
          <table:table-cell table:style-name="ce2"/>
          <table:table-cell office:value-type="string" calcext:value-type="string">
            <text:p>WFG9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table:style-name="ce2" office:value-type="float" office:value="0.921818578932527" calcext:value-type="float">
            <text:p>0.921818578932527</text:p>
          </table:table-cell>
          <table:table-cell table:style-name="ce2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office:value-type="float" office:value="0.921815458842559" calcext:value-type="float">
            <text:p>0.921815458842559</text:p>
          </table:table-cell>
          <table:table-cell office:value-type="float" office:value="0.921811604147156" calcext:value-type="float">
            <text:p>0.921811604147156</text:p>
          </table:table-cell>
          <table:table-cell office:value-type="float" office:value="0.921813211990335" calcext:value-type="float">
            <text:p>0.921813211990335</text:p>
          </table:table-cell>
          <table:table-cell office:value-type="float" office:value="0.0382144903442342" calcext:value-type="float">
            <text:p>0.038214490344234</text:p>
          </table:table-cell>
          <table:table-cell office:value-type="float" office:value="0.0124822802290737" calcext:value-type="float">
            <text:p>0.012482280229074</text:p>
          </table:table-cell>
          <table:table-cell office:value-type="float" office:value="0.0152232529883008" calcext:value-type="float">
            <text:p>0.015223252988301</text:p>
          </table:table-cell>
          <table:table-cell office:value-type="float" office:value="0.921816897129976" calcext:value-type="float">
            <text:p>0.921816897129976</text:p>
          </table:table-cell>
          <table:table-cell office:value-type="float" office:value="0.921817685092524" calcext:value-type="float">
            <text:p>0.921817685092524</text:p>
          </table:table-cell>
          <table:table-cell office:value-type="float" office:value="0.921805222579411" calcext:value-type="float">
            <text:p>0.921805222579411</text:p>
          </table:table-cell>
          <table:table-cell table:style-name="ce2"/>
          <table:table-cell office:value-type="string" calcext:value-type="string">
            <text:p>DTLZ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table:style-name="ce2" office:value-type="float" office:value="0.915993824969675" calcext:value-type="float">
            <text:p>0.915993824969675</text:p>
          </table:table-cell>
          <table:table-cell table:style-name="ce2" office:value-type="float" office:value="0.915980369211357" calcext:value-type="float">
            <text:p>0.915980369211357</text:p>
          </table:table-cell>
          <table:table-cell table:style-name="ce2" office:value-type="float" office:value="0.915402338805871" calcext:value-type="float">
            <text:p>0.915402338805871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office:value-type="float" office:value="0.916006044780436" calcext:value-type="float">
            <text:p>0.916006044780436</text:p>
          </table:table-cell>
          <table:table-cell office:value-type="float" office:value="0.915986276380477" calcext:value-type="float">
            <text:p>0.915986276380477</text:p>
          </table:table-cell>
          <table:table-cell office:value-type="float" office:value="0.916029242742563" calcext:value-type="float">
            <text:p>0.916029242742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5947967876868" calcext:value-type="float">
            <text:p>0.915947967876868</text:p>
          </table:table-cell>
          <table:table-cell office:value-type="float" office:value="0.915410926525387" calcext:value-type="float">
            <text:p>0.915410926525387</text:p>
          </table:table-cell>
          <table:table-cell office:value-type="float" office:value="0.915968457611431" calcext:value-type="float">
            <text:p>0.915968457611431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" office:value-type="float" office:value="0.91591295276705" calcext:value-type="float">
            <text:p>0.91591295276705</text:p>
          </table:table-cell>
          <table:table-cell table:style-name="ce2" office:value-type="float" office:value="0.916021473132703" calcext:value-type="float">
            <text:p>0.91602147313270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office:value-type="float" office:value="0.915967241435677" calcext:value-type="float">
            <text:p>0.915967241435677</text:p>
          </table:table-cell>
          <table:table-cell office:value-type="float" office:value="0.915968498885892" calcext:value-type="float">
            <text:p>0.915968498885892</text:p>
          </table:table-cell>
          <table:table-cell office:value-type="float" office:value="0.916027786015744" calcext:value-type="float">
            <text:p>0.916027786015744</text:p>
          </table:table-cell>
          <table:table-cell office:value-type="float" office:value="0.91579328862831" calcext:value-type="float">
            <text:p>0.91579328862831</text:p>
          </table:table-cell>
          <table:table-cell office:value-type="float" office:value="0.91584438008418" calcext:value-type="float">
            <text:p>0.91584438008418</text:p>
          </table:table-cell>
          <table:table-cell office:value-type="float" office:value="0.915813994479858" calcext:value-type="float">
            <text:p>0.915813994479858</text:p>
          </table:table-cell>
          <table:table-cell office:value-type="float" office:value="0.915994202868115" calcext:value-type="float">
            <text:p>0.915994202868115</text:p>
          </table:table-cell>
          <table:table-cell office:value-type="float" office:value="0.915987999308918" calcext:value-type="float">
            <text:p>0.915987999308918</text:p>
          </table:table-cell>
          <table:table-cell office:value-type="float" office:value="0.91603218539198" calcext:value-type="float">
            <text:p>0.91603218539198</text:p>
          </table:table-cell>
          <table:table-cell/>
          <table:table-cell office:value-type="string" calcext:value-type="string">
            <text:p>DTLZ4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5_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TLZ6_2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" office:value-type="float" office:value="0.0197542842595841" calcext:value-type="float">
            <text:p>0.019754284259584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11" office:value-type="float" office:value="0.0940776460975801" calcext:value-type="float">
            <text:p>0.09407764609758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office:value-type="float" office:value="0.916028083195523" calcext:value-type="float">
            <text:p>0.916028083195523</text:p>
          </table:table-cell>
          <table:table-cell office:value-type="float" office:value="0.916028608183639" calcext:value-type="float">
            <text:p>0.916028608183639</text:p>
          </table:table-cell>
          <table:table-cell office:value-type="float" office:value="0.916026146642018" calcext:value-type="float">
            <text:p>0.91602614664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8307701266208" calcext:value-type="float">
            <text:p>0.908307701266208</text:p>
          </table:table-cell>
          <table:table-cell office:value-type="float" office:value="0.913537445195266" calcext:value-type="float">
            <text:p>0.913537445195266</text:p>
          </table:table-cell>
          <table:table-cell office:value-type="float" office:value="0.915963125969823" calcext:value-type="float">
            <text:p>0.915963125969823</text:p>
          </table:table-cell>
          <table:table-cell/>
          <table:table-cell office:value-type="string" calcext:value-type="string">
            <text:p>DTLZ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office:value-type="float" office:value="0.968439529787485" calcext:value-type="float">
            <text:p>0.968439529787485</text:p>
          </table:table-cell>
          <table:table-cell office:value-type="float" office:value="0.968438475106918" calcext:value-type="float">
            <text:p>0.968438475106918</text:p>
          </table:table-cell>
          <table:table-cell office:value-type="float" office:value="0.968427046734274" calcext:value-type="float">
            <text:p>0.968427046734274</text:p>
          </table:table-cell>
          <table:table-cell office:value-type="float" office:value="0.953748692737736" calcext:value-type="float">
            <text:p>0.953748692737736</text:p>
          </table:table-cell>
          <table:table-cell office:value-type="float" office:value="0.950817418023696" calcext:value-type="float">
            <text:p>0.950817418023696</text:p>
          </table:table-cell>
          <table:table-cell office:value-type="float" office:value="0.947083848504176" calcext:value-type="float">
            <text:p>0.947083848504176</text:p>
          </table:table-cell>
          <table:table-cell office:value-type="float" office:value="0.968260709502516" calcext:value-type="float">
            <text:p>0.968260709502516</text:p>
          </table:table-cell>
          <table:table-cell office:value-type="float" office:value="0.968406494118949" calcext:value-type="float">
            <text:p>0.968406494118949</text:p>
          </table:table-cell>
          <table:table-cell office:value-type="float" office:value="0.968439839577733" calcext:value-type="float">
            <text:p>0.968439839577733</text:p>
          </table:table-cell>
          <table:table-cell table:style-name="ce2"/>
          <table:table-cell office:value-type="string" calcext:value-type="string">
            <text:p>DTLZ7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office:value-type="float" office:value="0.936289781209814" calcext:value-type="float">
            <text:p>0.936289781209814</text:p>
          </table:table-cell>
          <table:table-cell office:value-type="float" office:value="0.936255088386391" calcext:value-type="float">
            <text:p>0.936255088386391</text:p>
          </table:table-cell>
          <table:table-cell office:value-type="float" office:value="0.937347077783385" calcext:value-type="float">
            <text:p>0.937347077783385</text:p>
          </table:table-cell>
          <table:table-cell office:value-type="float" office:value="0.918433218002609" calcext:value-type="float">
            <text:p>0.918433218002609</text:p>
          </table:table-cell>
          <table:table-cell office:value-type="float" office:value="0.919658220486105" calcext:value-type="float">
            <text:p>0.919658220486105</text:p>
          </table:table-cell>
          <table:table-cell office:value-type="float" office:value="0.926252045029718" calcext:value-type="float">
            <text:p>0.926252045029718</text:p>
          </table:table-cell>
          <table:table-cell office:value-type="float" office:value="0.937830463330826" calcext:value-type="float">
            <text:p>0.937830463330826</text:p>
          </table:table-cell>
          <table:table-cell office:value-type="float" office:value="0.937854216459493" calcext:value-type="float">
            <text:p>0.937854216459493</text:p>
          </table:table-cell>
          <table:table-cell office:value-type="float" office:value="0.936663742164674" calcext:value-type="float">
            <text:p>0.936663742164674</text:p>
          </table:table-cell>
          <table:table-cell/>
          <table:table-cell office:value-type="string" calcext:value-type="string">
            <text:p>UF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office:value-type="float" office:value="0.938910877325401" calcext:value-type="float">
            <text:p>0.938910877325401</text:p>
          </table:table-cell>
          <table:table-cell office:value-type="float" office:value="0.938939679874122" calcext:value-type="float">
            <text:p>0.938939679874122</text:p>
          </table:table-cell>
          <table:table-cell office:value-type="float" office:value="0.939413618233319" calcext:value-type="float">
            <text:p>0.939413618233319</text:p>
          </table:table-cell>
          <table:table-cell office:value-type="float" office:value="0.932434766051445" calcext:value-type="float">
            <text:p>0.932434766051445</text:p>
          </table:table-cell>
          <table:table-cell office:value-type="float" office:value="0.933320924567766" calcext:value-type="float">
            <text:p>0.933320924567766</text:p>
          </table:table-cell>
          <table:table-cell office:value-type="float" office:value="0.936245027731266" calcext:value-type="float">
            <text:p>0.936245027731266</text:p>
          </table:table-cell>
          <table:table-cell office:value-type="float" office:value="0.938342873221724" calcext:value-type="float">
            <text:p>0.938342873221724</text:p>
          </table:table-cell>
          <table:table-cell office:value-type="float" office:value="0.93817047463611" calcext:value-type="float">
            <text:p>0.93817047463611</text:p>
          </table:table-cell>
          <table:table-cell office:value-type="float" office:value="0.938462083264992" calcext:value-type="float">
            <text:p>0.938462083264992</text:p>
          </table:table-cell>
          <table:table-cell/>
          <table:table-cell office:value-type="string" calcext:value-type="string">
            <text:p>UF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office:value-type="float" office:value="0.837653244684936" calcext:value-type="float">
            <text:p>0.837653244684936</text:p>
          </table:table-cell>
          <table:table-cell office:value-type="float" office:value="0.860460919723641" calcext:value-type="float">
            <text:p>0.860460919723641</text:p>
          </table:table-cell>
          <table:table-cell office:value-type="float" office:value="0.920677610751363" calcext:value-type="float">
            <text:p>0.920677610751363</text:p>
          </table:table-cell>
          <table:table-cell office:value-type="float" office:value="0.828257932603329" calcext:value-type="float">
            <text:p>0.828257932603329</text:p>
          </table:table-cell>
          <table:table-cell office:value-type="float" office:value="0.834066206143807" calcext:value-type="float">
            <text:p>0.834066206143807</text:p>
          </table:table-cell>
          <table:table-cell office:value-type="float" office:value="0.898045695488397" calcext:value-type="float">
            <text:p>0.898045695488397</text:p>
          </table:table-cell>
          <table:table-cell office:value-type="float" office:value="0.881864692537514" calcext:value-type="float">
            <text:p>0.881864692537514</text:p>
          </table:table-cell>
          <table:table-cell office:value-type="float" office:value="0.888532242049067" calcext:value-type="float">
            <text:p>0.888532242049067</text:p>
          </table:table-cell>
          <table:table-cell office:value-type="float" office:value="0.906006980361246" calcext:value-type="float">
            <text:p>0.906006980361246</text:p>
          </table:table-cell>
          <table:table-cell/>
          <table:table-cell office:value-type="string" calcext:value-type="string">
            <text:p>UF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office:value-type="float" office:value="0.901459040413303" calcext:value-type="float">
            <text:p>0.901459040413303</text:p>
          </table:table-cell>
          <table:table-cell office:value-type="float" office:value="0.903115061269918" calcext:value-type="float">
            <text:p>0.903115061269918</text:p>
          </table:table-cell>
          <table:table-cell office:value-type="float" office:value="0.909277410975186" calcext:value-type="float">
            <text:p>0.909277410975186</text:p>
          </table:table-cell>
          <table:table-cell office:value-type="float" office:value="0.88696320205992" calcext:value-type="float">
            <text:p>0.88696320205992</text:p>
          </table:table-cell>
          <table:table-cell office:value-type="float" office:value="0.889128966986548" calcext:value-type="float">
            <text:p>0.889128966986548</text:p>
          </table:table-cell>
          <table:table-cell office:value-type="float" office:value="0.871883221587423" calcext:value-type="float">
            <text:p>0.871883221587423</text:p>
          </table:table-cell>
          <table:table-cell office:value-type="float" office:value="0.904727082720684" calcext:value-type="float">
            <text:p>0.904727082720684</text:p>
          </table:table-cell>
          <table:table-cell office:value-type="float" office:value="0.904381082661671" calcext:value-type="float">
            <text:p>0.904381082661671</text:p>
          </table:table-cell>
          <table:table-cell office:value-type="float" office:value="0.905108942617699" calcext:value-type="float">
            <text:p>0.905108942617699</text:p>
          </table:table-cell>
          <table:table-cell/>
          <table:table-cell office:value-type="string" calcext:value-type="string">
            <text:p>UF4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" office:value-type="float" office:value="0.737865993322971" calcext:value-type="float">
            <text:p>0.737865993322971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11" office:value-type="float" office:value="0.756370376585577" calcext:value-type="float">
            <text:p>0.756370376585577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office:value-type="float" office:value="0.850545840285906" calcext:value-type="float">
            <text:p>0.850545840285906</text:p>
          </table:table-cell>
          <table:table-cell office:value-type="float" office:value="0.854746445862085" calcext:value-type="float">
            <text:p>0.854746445862085</text:p>
          </table:table-cell>
          <table:table-cell office:value-type="float" office:value="0.804476787812017" calcext:value-type="float">
            <text:p>0.804476787812017</text:p>
          </table:table-cell>
          <table:table-cell office:value-type="float" office:value="0.745729376615741" calcext:value-type="float">
            <text:p>0.745729376615741</text:p>
          </table:table-cell>
          <table:table-cell office:value-type="float" office:value="0.760040290491826" calcext:value-type="float">
            <text:p>0.760040290491826</text:p>
          </table:table-cell>
          <table:table-cell office:value-type="float" office:value="0.685495205749089" calcext:value-type="float">
            <text:p>0.685495205749089</text:p>
          </table:table-cell>
          <table:table-cell office:value-type="float" office:value="0.91609512265668" calcext:value-type="float">
            <text:p>0.91609512265668</text:p>
          </table:table-cell>
          <table:table-cell office:value-type="float" office:value="0.9120061755154" calcext:value-type="float">
            <text:p>0.9120061755154</text:p>
          </table:table-cell>
          <table:table-cell office:value-type="float" office:value="0.806485940783012" calcext:value-type="float">
            <text:p>0.806485940783012</text:p>
          </table:table-cell>
          <table:table-cell/>
          <table:table-cell office:value-type="string" calcext:value-type="string">
            <text:p>UF5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" office:value-type="float" office:value="0.822011058486417" calcext:value-type="float">
            <text:p>0.822011058486417</text:p>
          </table:table-cell>
          <table:table-cell table:style-name="ce2" office:value-type="float" office:value="0.734983903617066" calcext:value-type="float">
            <text:p>0.734983903617066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11" office:value-type="float" office:value="0.729094752532781" calcext:value-type="float">
            <text:p>0.729094752532781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office:value-type="float" office:value="0.841585382022792" calcext:value-type="float">
            <text:p>0.841585382022792</text:p>
          </table:table-cell>
          <table:table-cell office:value-type="float" office:value="0.832431009761002" calcext:value-type="float">
            <text:p>0.832431009761002</text:p>
          </table:table-cell>
          <table:table-cell office:value-type="float" office:value="0.782010743248532" calcext:value-type="float">
            <text:p>0.782010743248532</text:p>
          </table:table-cell>
          <table:table-cell office:value-type="float" office:value="0.764239188824713" calcext:value-type="float">
            <text:p>0.764239188824713</text:p>
          </table:table-cell>
          <table:table-cell office:value-type="float" office:value="0.769434411152888" calcext:value-type="float">
            <text:p>0.769434411152888</text:p>
          </table:table-cell>
          <table:table-cell office:value-type="float" office:value="0.697285025147612" calcext:value-type="float">
            <text:p>0.697285025147612</text:p>
          </table:table-cell>
          <table:table-cell office:value-type="float" office:value="0.883257243577817" calcext:value-type="float">
            <text:p>0.883257243577817</text:p>
          </table:table-cell>
          <table:table-cell office:value-type="float" office:value="0.887211133229933" calcext:value-type="float">
            <text:p>0.887211133229933</text:p>
          </table:table-cell>
          <table:table-cell office:value-type="float" office:value="0.740615455439989" calcext:value-type="float">
            <text:p>0.740615455439989</text:p>
          </table:table-cell>
          <table:table-cell/>
          <table:table-cell office:value-type="string" calcext:value-type="string">
            <text:p>UF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" office:value-type="float" office:value="0.919165526298993" calcext:value-type="float">
            <text:p>0.919165526298993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office:value-type="float" office:value="0.917724730004466" calcext:value-type="float">
            <text:p>0.917724730004466</text:p>
          </table:table-cell>
          <table:table-cell office:value-type="float" office:value="0.919243798349762" calcext:value-type="float">
            <text:p>0.919243798349762</text:p>
          </table:table-cell>
          <table:table-cell office:value-type="float" office:value="0.9213571416378" calcext:value-type="float">
            <text:p>0.9213571416378</text:p>
          </table:table-cell>
          <table:table-cell office:value-type="float" office:value="0.82816907454187" calcext:value-type="float">
            <text:p>0.82816907454187</text:p>
          </table:table-cell>
          <table:table-cell office:value-type="float" office:value="0.850994931683474" calcext:value-type="float">
            <text:p>0.850994931683474</text:p>
          </table:table-cell>
          <table:table-cell office:value-type="float" office:value="0.908104326098759" calcext:value-type="float">
            <text:p>0.908104326098759</text:p>
          </table:table-cell>
          <table:table-cell office:value-type="float" office:value="0.913585307409873" calcext:value-type="float">
            <text:p>0.913585307409873</text:p>
          </table:table-cell>
          <table:table-cell office:value-type="float" office:value="0.914781900239625" calcext:value-type="float">
            <text:p>0.914781900239625</text:p>
          </table:table-cell>
          <table:table-cell office:value-type="float" office:value="0.920002781163416" calcext:value-type="float">
            <text:p>0.920002781163416</text:p>
          </table:table-cell>
          <table:table-cell/>
          <table:table-cell office:value-type="string" calcext:value-type="string">
            <text:p>UF7_2</text:p>
          </table:table-cell>
          <table:table-cell table:number-columns-repeated="3"/>
        </table:table-row>
        <table:table-row table:style-name="ro1">
          <table:table-cell/>
          <table:table-cell table:formula="of:=AVERAGE([.B5:.B27])" office:value-type="float" office:value="0.857294643773103" calcext:value-type="float">
            <text:p>0.857294643773103</text:p>
          </table:table-cell>
          <table:table-cell table:formula="of:=AVERAGE([.C5:.C27])" office:value-type="float" office:value="0.857309850855547" calcext:value-type="float">
            <text:p>0.857309850855547</text:p>
          </table:table-cell>
          <table:table-cell table:formula="of:=AVERAGE([.D5:.D27])" office:value-type="float" office:value="0.840259067604426" calcext:value-type="float">
            <text:p>0.840259067604426</text:p>
          </table:table-cell>
          <table:table-cell table:formula="of:=AVERAGE([.E5:.E27])" office:value-type="float" office:value="0.871543088635131" calcext:value-type="float">
            <text:p>0.871543088635131</text:p>
          </table:table-cell>
          <table:table-cell table:style-name="ce2" table:formula="of:=AVERAGE([.F5:.F27])" office:value-type="float" office:value="0.874487667563392" calcext:value-type="float">
            <text:p>0.874487667563392</text:p>
          </table:table-cell>
          <table:table-cell table:formula="of:=AVERAGE([.G5:.G27])" office:value-type="float" office:value="0.848875656138863" calcext:value-type="float">
            <text:p>0.848875656138863</text:p>
          </table:table-cell>
          <table:table-cell table:formula="of:=AVERAGE([.H5:.H27])" office:value-type="float" office:value="0.874465607259386" calcext:value-type="float">
            <text:p>0.874465607259386</text:p>
          </table:table-cell>
          <table:table-cell table:formula="of:=AVERAGE([.I5:.I27])" office:value-type="float" office:value="0.878209814993747" calcext:value-type="float">
            <text:p>0.878209814993747</text:p>
          </table:table-cell>
          <table:table-cell table:formula="of:=AVERAGE([.J5:.J27])" office:value-type="float" office:value="0.858692939009873" calcext:value-type="float">
            <text:p>0.858692939009873</text:p>
          </table:table-cell>
          <table:table-cell table:formula="of:=AVERAGE([.K5:.K27])" office:value-type="float" office:value="0.87899023632134" calcext:value-type="float">
            <text:p>0.87899023632134</text:p>
          </table:table-cell>
          <table:table-cell table:formula="of:=AVERAGE([.L5:.L27])" office:value-type="float" office:value="0.88244273540251" calcext:value-type="float">
            <text:p>0.88244273540251</text:p>
          </table:table-cell>
          <table:table-cell table:formula="of:=AVERAGE([.M5:.M27])" office:value-type="float" office:value="0.894468553047431" calcext:value-type="float">
            <text:p>0.894468553047431</text:p>
          </table:table-cell>
          <table:table-cell table:formula="of:=AVERAGE([.N5:.N27])" office:value-type="float" office:value="0.880716385339959" calcext:value-type="float">
            <text:p>0.880716385339959</text:p>
          </table:table-cell>
          <table:table-cell table:formula="of:=AVERAGE([.O5:.O27])" office:value-type="float" office:value="0.885292624949313" calcext:value-type="float">
            <text:p>0.885292624949313</text:p>
          </table:table-cell>
          <table:table-cell table:formula="of:=AVERAGE([.P5:.P27])" office:value-type="float" office:value="0.898872590426397" calcext:value-type="float">
            <text:p>0.898872590426397</text:p>
          </table:table-cell>
          <table:table-cell table:formula="of:=AVERAGE([.Q5:.Q27])" office:value-type="float" office:value="0.884012321775848" calcext:value-type="float">
            <text:p>0.884012321775848</text:p>
          </table:table-cell>
          <table:table-cell table:formula="of:=AVERAGE([.R5:.R27])" office:value-type="float" office:value="0.888197151028966" calcext:value-type="float">
            <text:p>0.888197151028966</text:p>
          </table:table-cell>
          <table:table-cell table:formula="of:=AVERAGE([.S5:.S27])" office:value-type="float" office:value="0.901753457303371" calcext:value-type="float">
            <text:p>0.901753457303371</text:p>
          </table:table-cell>
          <table:table-cell table:formula="of:=AVERAGE([.T5:.T27])" office:value-type="float" office:value="0.885997109208832" calcext:value-type="float">
            <text:p>0.885997109208832</text:p>
          </table:table-cell>
          <table:table-cell table:formula="of:=AVERAGE([.U5:.U27])" office:value-type="float" office:value="0.891038701415727" calcext:value-type="float">
            <text:p>0.891038701415727</text:p>
          </table:table-cell>
          <table:table-cell table:formula="of:=AVERAGE([.V5:.V27])" office:value-type="float" office:value="0.902658083896698" calcext:value-type="float">
            <text:p>0.902658083896698</text:p>
          </table:table-cell>
          <table:table-cell table:formula="of:=AVERAGE([.W5:.W27])" office:value-type="float" office:value="0.713756730542672" calcext:value-type="float">
            <text:p>0.713756730542672</text:p>
          </table:table-cell>
          <table:table-cell table:formula="of:=AVERAGE([.X5:.X27])" office:value-type="float" office:value="0.724243160227976" calcext:value-type="float">
            <text:p>0.724243160227976</text:p>
          </table:table-cell>
          <table:table-cell table:formula="of:=AVERAGE([.Y5:.Y27])" office:value-type="float" office:value="0.724136934685469" calcext:value-type="float">
            <text:p>0.724136934685469</text:p>
          </table:table-cell>
          <table:table-cell table:formula="of:=AVERAGE([.Z5:.Z27])" office:value-type="float" office:value="0.904623316853102" calcext:value-type="float">
            <text:p>0.904623316853102</text:p>
          </table:table-cell>
          <table:table-cell table:style-name="ce2" table:formula="of:=AVERAGE([.AA5:.AA27])" office:value-type="float" office:value="0.905360849310342" calcext:value-type="float">
            <text:p>0.905360849310342</text:p>
          </table:table-cell>
          <table:table-cell table:formula="of:=AVERAGE([.AB5:.AB27])" office:value-type="float" office:value="0.891668321017306" calcext:value-type="float">
            <text:p>0.89166832101730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01:35:52.593519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3:16:20.423021391</meta:creation-date>
    <dc:date>2020-11-23T11:23:25.751982044</dc:date>
    <meta:editing-duration>P1DT9H45M5S</meta:editing-duration>
    <meta:editing-cycles>118</meta:editing-cycles>
    <meta:generator>LibreOffice/6.0.7.3$Linux_X86_64 LibreOffice_project/00m0$Build-3</meta:generator>
    <meta:document-statistic meta:table-count="3" meta:cell-count="2291" meta:object-count="0"/>
  </office:meta>
</office:document-meta>
</file>